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A55D31CB11.png"/>
  <manifest:file-entry manifest:media-type="image/png" manifest:full-path="Pictures/10000000000000AB00000084E722D23A.png"/>
  <manifest:file-entry manifest:media-type="image/png" manifest:full-path="Pictures/10000000000001C1000000DDA9C3E14A.png"/>
  <manifest:file-entry manifest:media-type="image/png" manifest:full-path="Pictures/10000000000004000000030089E2B4B2.png"/>
  <manifest:file-entry manifest:media-type="image/png" manifest:full-path="Pictures/1000000000000400000003009AB72480.png"/>
  <manifest:file-entry manifest:media-type="image/png" manifest:full-path="Pictures/100000000000000800000008913C8356.png"/>
  <manifest:file-entry manifest:media-type="image/png" manifest:full-path="Pictures/1000000000000400000003006D08DFC3.png"/>
  <manifest:file-entry manifest:media-type="image/png" manifest:full-path="Pictures/10000000000000100000000F11F9873B.png"/>
  <manifest:file-entry manifest:media-type="image/png" manifest:full-path="Pictures/100002010000031A000001C844E9A97A.png"/>
  <manifest:file-entry manifest:media-type="image/png" manifest:full-path="Pictures/1000000000000400000003002748542B.png"/>
  <manifest:file-entry manifest:media-type="image/png" manifest:full-path="Pictures/100000000000040000000300F5DD918A.png"/>
  <manifest:file-entry manifest:media-type="image/png" manifest:full-path="Pictures/100000000000040000000300650D005A.png"/>
  <manifest:file-entry manifest:media-type="image/png" manifest:full-path="Pictures/100000000000040000000300988A7D8F.png"/>
  <manifest:file-entry manifest:media-type="image/png" manifest:full-path="Pictures/10000000000000F6000001FACDDA5027.png"/>
  <manifest:file-entry manifest:media-type="image/png" manifest:full-path="Pictures/10000000000001E800000178E632B156.png"/>
  <manifest:file-entry manifest:media-type="image/png" manifest:full-path="Pictures/10000000000004000000030031EFD3A4.png"/>
  <manifest:file-entry manifest:media-type="image/png" manifest:full-path="Pictures/10000000000000DE00000078D4F3C2B2.png"/>
  <manifest:file-entry manifest:media-type="image/png" manifest:full-path="Pictures/10000000000004000000030022C9DAF9.png"/>
  <manifest:file-entry manifest:media-type="image/png" manifest:full-path="Pictures/10000000000003C000000215B6E09C53.png"/>
  <manifest:file-entry manifest:media-type="image/png" manifest:full-path="Pictures/100000000000028D0000027E78B51665.png"/>
  <manifest:file-entry manifest:media-type="image/png" manifest:full-path="Pictures/10000000000001B9000001598423AD79.png"/>
  <manifest:file-entry manifest:media-type="image/png" manifest:full-path="Pictures/1000000000000217000000DC935D0A1F.png"/>
  <manifest:file-entry manifest:media-type="image/png" manifest:full-path="Pictures/1000000000000400000003005BEAC879.png"/>
  <manifest:file-entry manifest:media-type="image/png" manifest:full-path="Pictures/10000000000002D80000013E7C24417A.png"/>
  <manifest:file-entry manifest:media-type="image/png" manifest:full-path="Pictures/10000201000003C200000262C624E7AA.png"/>
  <manifest:file-entry manifest:media-type="image/png" manifest:full-path="Pictures/1000000000000272000002154BA8524D.png"/>
  <manifest:file-entry manifest:media-type="image/png" manifest:full-path="Pictures/100000000000040000000300199073E0.png"/>
  <manifest:file-entry manifest:media-type="image/png" manifest:full-path="Pictures/100002010000030D000001C58F8D2082.png"/>
  <manifest:file-entry manifest:media-type="image/png" manifest:full-path="Pictures/1000000000000180000000CFEB972991.png"/>
  <manifest:file-entry manifest:media-type="image/png" manifest:full-path="Pictures/1000000000000182000000C35CB5B71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5in" fo:break-before="auto" fo:break-after="auto" table:align="left"/>
    </style:style>
    <style:style style:name="Table1.A" style:family="table-column">
      <style:table-column-properties style:column-width="1.6069in"/>
    </style:style>
    <style:style style:name="Table1.B" style:family="table-column">
      <style:table-column-properties style:column-width="1.1215in"/>
    </style:style>
    <style:style style:name="Table1.C" style:family="table-column">
      <style:table-column-properties style:column-width="1.7319in"/>
    </style:style>
    <style:style style:name="Table1.D" style:family="table-column">
      <style:table-column-properties style:column-width="2.4646in"/>
    </style:style>
    <style:style style:name="Table1.A1" style:family="table-cell">
      <style:table-cell-properties style:vertical-align="middle" fo:padding="0.0194in" fo:border="none"/>
    </style:style>
    <style:style style:name="P1" style:family="paragraph" style:parent-style-name="Footer">
      <style:paragraph-properties fo:text-align="start" style:justify-single-word="false"/>
    </style:style>
    <style:style style:name="P2" style:family="paragraph" style:parent-style-name="Preformatted_20_Text">
      <style:paragraph-properties fo:margin-top="0in" fo:margin-bottom="0.1965in"/>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text-align="center" style:justify-single-word="false"/>
      <style:text-properties fo:language="zxx" fo:country="none" style:language-asian="zxx" style:country-asian="none"/>
    </style:style>
    <style:style style:name="P5" style:family="paragraph" style:parent-style-name="Text_20_body">
      <style:paragraph-properties fo:text-align="start" style:justify-single-word="false"/>
      <style:text-properties fo:language="en" fo:country="GB" style:language-asian="zxx" style:country-asian="none"/>
    </style:style>
    <style:style style:name="P6" style:family="paragraph" style:parent-style-name="Text_20_body">
      <style:paragraph-properties fo:text-align="center" style:justify-single-word="false"/>
      <style:text-properties fo:language="en" fo:country="GB" style:language-asian="zxx" style:country-asian="none"/>
    </style:style>
    <style:style style:name="P7" style:family="paragraph" style:parent-style-name="Text_20_body">
      <style:paragraph-properties fo:margin-top="0in" fo:margin-bottom="0in"/>
    </style:style>
    <style:style style:name="P8" style:family="paragraph" style:parent-style-name="Standard">
      <style:text-properties fo:language="en" fo:country="GB"/>
    </style:style>
    <style:style style:name="P9" style:family="paragraph" style:parent-style-name="Standard">
      <style:paragraph-properties fo:text-align="justify" style:justify-single-word="false"/>
      <style:text-properties fo:language="en" fo:country="GB"/>
    </style:style>
    <style:style style:name="P10" style:family="paragraph" style:parent-style-name="Standard">
      <style:text-properties fo:language="en" fo:country="GB" fo:font-weight="bold" style:font-weight-asian="bold"/>
    </style:style>
    <style:style style:name="P11" style:family="paragraph" style:parent-style-name="Standard">
      <style:paragraph-properties fo:text-align="justify" style:justify-single-word="false"/>
      <style:text-properties fo:language="en" fo:country="GB" fo:font-weight="bold" style:font-weight-asian="bold"/>
    </style:style>
    <style:style style:name="P12" style:family="paragraph" style:parent-style-name="Standard">
      <style:paragraph-properties>
        <style:tab-stops>
          <style:tab-stop style:position="0.6772in"/>
        </style:tab-stops>
      </style:paragraph-properties>
      <style:text-properties fo:language="en" fo:country="GB" fo:font-weight="bold" style:font-weight-asian="bold"/>
    </style:style>
    <style:style style:name="P13" style:family="paragraph" style:parent-style-name="Standard">
      <style:paragraph-properties fo:text-align="center" style:justify-single-word="false"/>
      <style:text-properties fo:language="en" fo:country="GB"/>
    </style:style>
    <style:style style:name="P14" style:family="paragraph" style:parent-style-name="Standard">
      <style:paragraph-properties>
        <style:tab-stops>
          <style:tab-stop style:position="0.6772in"/>
        </style:tab-stops>
      </style:paragraph-properties>
      <style:text-properties fo:language="en" fo:country="GB"/>
    </style:style>
    <style:style style:name="P15" style:family="paragraph" style:parent-style-name="Standard">
      <style:paragraph-properties fo:text-align="center" style:justify-single-word="false"/>
      <style:text-properties fo:language="zxx" fo:country="none" style:language-asian="zxx" style:country-asian="none"/>
    </style:style>
    <style:style style:name="P16" style:family="paragraph" style:parent-style-name="Standard">
      <style:paragraph-properties fo:text-align="justify" style:justify-single-word="false"/>
    </style:style>
    <style:style style:name="P17" style:family="paragraph" style:parent-style-name="Standard">
      <style:paragraph-properties fo:margin-left="0.25in" fo:margin-right="0in" fo:text-align="center" style:justify-single-word="false" fo:text-indent="0in" style:auto-text-indent="false"/>
      <style:text-properties fo:language="zxx" fo:country="none" style:language-asian="zxx" style:country-asian="none"/>
    </style:style>
    <style:style style:name="P18" style:family="paragraph" style:parent-style-name="List_20_Paragraph">
      <style:text-properties fo:language="en" fo:country="GB"/>
    </style:style>
    <style:style style:name="P19" style:family="paragraph" style:parent-style-name="List_20_Paragraph">
      <style:paragraph-properties fo:text-align="center" style:justify-single-word="false"/>
      <style:text-properties fo:language="en" fo:country="GB"/>
    </style:style>
    <style:style style:name="P20" style:family="paragraph" style:parent-style-name="List_20_Paragraph">
      <style:paragraph-properties>
        <style:tab-stops>
          <style:tab-stop style:position="0.6772in"/>
        </style:tab-stops>
      </style:paragraph-properties>
      <style:text-properties fo:language="en" fo:country="GB"/>
    </style:style>
    <style:style style:name="P21" style:family="paragraph" style:parent-style-name="List_20_Paragraph">
      <style:text-properties fo:language="zxx" fo:country="none" style:language-asian="zxx" style:country-asian="none"/>
    </style:style>
    <style:style style:name="P22" style:family="paragraph" style:parent-style-name="List_20_Paragraph">
      <style:paragraph-properties>
        <style:tab-stops>
          <style:tab-stop style:position="0.6772in"/>
        </style:tab-stops>
      </style:paragraph-properties>
      <style:text-properties fo:language="zxx" fo:country="none" style:language-asian="zxx" style:country-asian="none"/>
    </style:style>
    <style:style style:name="P23" style:family="paragraph" style:parent-style-name="List_20_Paragraph">
      <style:text-properties fo:language="zxx" fo:country="none" fo:font-style="italic" style:language-asian="zxx" style:country-asian="none" style:font-style-asian="italic"/>
    </style:style>
    <style:style style:name="P24" style:family="paragraph" style:parent-style-name="List_20_Paragraph">
      <style:paragraph-properties fo:margin-left="0in" fo:margin-right="0in" fo:text-align="center" style:justify-single-word="false" fo:text-indent="0in" style:auto-text-indent="false"/>
      <style:text-properties fo:language="en" fo:country="GB"/>
    </style:style>
    <style:style style:name="P25" style:family="paragraph" style:parent-style-name="List_20_Paragraph">
      <style:paragraph-properties fo:margin-left="0in" fo:margin-right="0in" fo:text-align="center" style:justify-single-word="false" fo:text-indent="0in" style:auto-text-indent="false"/>
      <style:text-properties fo:language="zxx" fo:country="none" style:language-asian="zxx" style:country-asian="none"/>
    </style:style>
    <style:style style:name="P26" style:family="paragraph" style:parent-style-name="Standard">
      <style:paragraph-properties fo:margin-left="0in" fo:margin-right="0in" fo:text-indent="0.5in" style:auto-text-indent="false"/>
      <style:text-properties fo:language="en" fo:country="GB"/>
    </style:style>
    <style:style style:name="P27" style:family="paragraph" style:parent-style-name="Standard">
      <style:paragraph-properties fo:margin-left="0.6772in" fo:margin-right="0in" fo:text-indent="0in" style:auto-text-indent="false">
        <style:tab-stops>
          <style:tab-stop style:position="0.6772in"/>
        </style:tab-stops>
      </style:paragraph-properties>
    </style:style>
    <style:style style:name="P28" style:family="paragraph" style:parent-style-name="Text_20_body" style:list-style-name="List_20_1"/>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Text_20_body" style:list-style-name="L3">
      <style:paragraph-properties fo:margin-top="0in" fo:margin-bottom="0in"/>
    </style:style>
    <style:style style:name="P40" style:family="paragraph" style:parent-style-name="Text_20_body" style:list-style-name="L5">
      <style:paragraph-properties fo:margin-top="0in" fo:margin-bottom="0in"/>
    </style:style>
    <style:style style:name="P41" style:family="paragraph" style:parent-style-name="Text_20_body" style:list-style-name="L6">
      <style:paragraph-properties fo:margin-top="0in" fo:margin-bottom="0in"/>
    </style:style>
    <style:style style:name="P42" style:family="paragraph" style:parent-style-name="Text_20_body" style:list-style-name="L8">
      <style:paragraph-properties fo:margin-top="0in" fo:margin-bottom="0in"/>
    </style:style>
    <style:style style:name="P43" style:family="paragraph" style:parent-style-name="List_20_Paragraph" style:list-style-name="WW8Num26">
      <style:paragraph-properties fo:margin-left="0.5in" fo:margin-right="0in" fo:text-indent="-0.25in" style:auto-text-indent="false"/>
      <style:text-properties fo:language="en" fo:country="GB"/>
    </style:style>
    <style:style style:name="P44" style:family="paragraph" style:parent-style-name="List_20_Paragraph" style:list-style-name="WW8Num20">
      <style:paragraph-properties fo:margin-left="0.5in" fo:margin-right="0in" fo:text-align="justify" style:justify-single-word="false" fo:text-indent="-0.25in" style:auto-text-indent="false"/>
      <style:text-properties fo:language="en" fo:country="GB"/>
    </style:style>
    <style:style style:name="P45" style:family="paragraph" style:parent-style-name="List_20_Paragraph" style:list-style-name="WW8Num10">
      <style:paragraph-properties fo:margin-left="0.5in" fo:margin-right="0in" fo:text-align="justify" style:justify-single-word="false" fo:text-indent="-0.25in" style:auto-text-indent="false"/>
      <style:text-properties fo:language="en" fo:country="GB"/>
    </style:style>
    <style:style style:name="P46" style:family="paragraph" style:parent-style-name="List_20_Paragraph" style:list-style-name="WW8Num20">
      <style:paragraph-properties fo:margin-left="0.5in" fo:margin-right="0in" fo:text-indent="-0.25in" style:auto-text-indent="false"/>
      <style:text-properties fo:language="en" fo:country="GB"/>
    </style:style>
    <style:style style:name="P47" style:family="paragraph" style:parent-style-name="List_20_Paragraph" style:list-style-name="WW8Num20">
      <style:paragraph-properties fo:margin-left="0.5in" fo:margin-right="0in" fo:text-indent="-0.25in" style:auto-text-indent="false">
        <style:tab-stops>
          <style:tab-stop style:position="0.6772in"/>
        </style:tab-stops>
      </style:paragraph-properties>
      <style:text-properties fo:language="en" fo:country="GB"/>
    </style:style>
    <style:style style:name="P48" style:family="paragraph" style:parent-style-name="List_20_Paragraph" style:list-style-name="WW8Num16">
      <style:paragraph-properties fo:margin-left="0.5in" fo:margin-right="0in" fo:text-indent="-0.25in" style:auto-text-indent="false">
        <style:tab-stops>
          <style:tab-stop style:position="0.6772in"/>
        </style:tab-stops>
      </style:paragraph-properties>
      <style:text-properties fo:language="en" fo:country="GB"/>
    </style:style>
    <style:style style:name="P49" style:family="paragraph" style:parent-style-name="List_20_Paragraph" style:list-style-name="WW8Num10">
      <style:paragraph-properties fo:margin-left="0.5in" fo:margin-right="0in" fo:text-indent="-0.25in" style:auto-text-indent="false"/>
      <style:text-properties fo:language="en" fo:country="GB"/>
    </style:style>
    <style:style style:name="P50" style:family="paragraph" style:parent-style-name="List_20_Paragraph" style:list-style-name="WW8Num4">
      <style:paragraph-properties fo:margin-left="0.5in" fo:margin-right="0in" fo:text-indent="-0.25in" style:auto-text-indent="false"/>
      <style:text-properties fo:language="en" fo:country="GB"/>
    </style:style>
    <style:style style:name="P51" style:family="paragraph" style:parent-style-name="List_20_Paragraph" style:list-style-name="WW8Num12">
      <style:paragraph-properties fo:margin-left="0.5in" fo:margin-right="0in" fo:text-indent="-0.25in" style:auto-text-indent="false"/>
      <style:text-properties fo:language="en" fo:country="GB"/>
    </style:style>
    <style:style style:name="P52" style:family="paragraph" style:parent-style-name="List_20_Paragraph" style:list-style-name="WW8Num6">
      <style:paragraph-properties fo:margin-left="0.5in" fo:margin-right="0in" fo:text-indent="-0.25in" style:auto-text-indent="false"/>
      <style:text-properties fo:language="en" fo:country="GB"/>
    </style:style>
    <style:style style:name="P53" style:family="paragraph" style:parent-style-name="List_20_Paragraph" style:list-style-name="WW8Num26">
      <style:paragraph-properties fo:margin-left="0.5in" fo:margin-right="0in" fo:text-align="start" style:justify-single-word="false" fo:text-indent="-0.25in" style:auto-text-indent="false"/>
    </style:style>
    <style:style style:name="P54" style:family="paragraph" style:parent-style-name="List_20_Paragraph" style:list-style-name="WW8Num26">
      <style:paragraph-properties fo:margin-left="0.5in" fo:margin-right="0in" fo:text-indent="-0.25in" style:auto-text-indent="false"/>
    </style:style>
    <style:style style:name="P55" style:family="paragraph" style:parent-style-name="List_20_Paragraph" style:list-style-name="WW8Num20">
      <style:paragraph-properties fo:margin-left="0.5in" fo:margin-right="0in" fo:text-align="justify" style:justify-single-word="false" fo:text-indent="-0.25in" style:auto-text-indent="false"/>
    </style:style>
    <style:style style:name="P56" style:family="paragraph" style:parent-style-name="List_20_Paragraph" style:list-style-name="WW8Num6">
      <style:paragraph-properties fo:margin-left="0.5in" fo:margin-right="0in" fo:text-indent="-0.25in" style:auto-text-indent="false"/>
    </style:style>
    <style:style style:name="P57" style:family="paragraph" style:parent-style-name="List_20_Paragraph" style:list-style-name="WW8Num10">
      <style:paragraph-properties fo:margin-left="0.4925in" fo:margin-right="0in" fo:text-indent="-0.25in" style:auto-text-indent="false"/>
    </style:style>
    <style:style style:name="P58" style:family="paragraph" style:parent-style-name="List_20_Paragraph" style:list-style-name="WW8Num10">
      <style:paragraph-properties fo:margin-left="0.25in" fo:margin-right="0in" fo:text-align="center" style:justify-single-word="false" fo:text-indent="0in" style:auto-text-indent="false"/>
      <style:text-properties fo:language="en" fo:country="GB"/>
    </style:style>
    <style:style style:name="P59" style:family="paragraph" style:parent-style-name="Heading_20_1" style:master-page-name="First_20_Page">
      <style:paragraph-properties style:page-number="auto"/>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language="en" fo:country="GB"/>
    </style:style>
    <style:style style:name="T9" style:family="text">
      <style:text-properties fo:language="en" fo:country="GB" fo:font-weight="bold" style:font-weight-asian="bold"/>
    </style:style>
    <style:style style:name="T10" style:family="text">
      <style:text-properties fo:language="en" fo:country="GB" fo:font-style="italic" style:font-style-asian="italic"/>
    </style:style>
    <style:style style:name="T11" style:family="text">
      <style:text-properties fo:language="en" fo:country="GB" fo:font-style="italic" fo:font-weight="bold" style:font-style-asian="italic" style:font-weight-asian="bold" style:font-weight-complex="bold"/>
    </style:style>
    <style:style style:name="T12" style:family="text">
      <style:text-properties fo:language="zxx" fo:country="none" style:language-asian="zxx" style:country-asian="none"/>
    </style:style>
    <style:style style:name="fr1" style:family="graphic" style:parent-style-name="Frame">
      <style:graphic-properties style:wrap="left" style:number-wrapped-paragraphs="no-limit" style:vertical-pos="from-top" style:vertical-rel="paragraph" style:horizontal-pos="from-left" style:horizontal-rel="paragraph" fo:background-color="#0066cc" style:background-transparency="9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top" style:vertical-rel="baseline" fo:padding-left="0.1102in" fo:padding-right="0.1102in" fo:padding-top="0.0602in" fo:padding-bottom="0.0602in" fo:border="none" style:mirror="none" fo:clip="rect(1.8634in, 4.9744in, 2.6154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fo:padding-left="0.1102in" fo:padding-right="0.1102in" fo:padding-top="0.0602in" fo:padding-bottom="0.0602in" fo:border="none" style:mirror="none" fo:clip="rect(4.239in, 0in, 0.2728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top" style:vertical-rel="baseline" fo:padding-left="0.1102in" fo:padding-right="0.1102in" fo:padding-top="0.0602in" fo:padding-bottom="0.0602in" fo:border="none" style:mirror="none" fo:clip="rect(-0.0472in, -0.1161in, -0.0071in, -0.0535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fo:padding-left="0.1102in" fo:padding-right="0.1102in" fo:padding-top="0.0602in" fo:padding-bottom="0.0602in" fo:border="none" style:mirror="none" fo:clip="rect(-0.0736in, 0in, -0.0075in, -0.0874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vertical-pos="top" style:vertical-rel="baseline" fo:padding-left="0.1102in" fo:padding-right="0.1102in" fo:padding-top="0.0602in" fo:padding-bottom="0.0602in" fo:border="none" style:mirror="none" fo:clip="rect(1.5382in, 0in, 0.6835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top" style:vertical-rel="baseline" fo:padding-left="0.1102in" fo:padding-right="0.1102in" fo:padding-top="0.0602in" fo:padding-bottom="0.0602in" fo:border="none" style:mirror="none" fo:clip="rect(2.2047in, 0in, 0.8543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style:vertical-pos="top" style:vertical-rel="baseline" fo:padding-left="0.1102in" fo:padding-right="0.1102in" fo:padding-top="0.0602in" fo:padding-bottom="0.0602in" fo:border="none" style:mirror="none" fo:clip="rect(1.8118in, 0in, 1.6752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style:vertical-pos="top" style:vertical-rel="baseline" fo:padding-left="0.1102in" fo:padding-right="0.1102in" fo:padding-top="0.0602in" fo:padding-bottom="0.0602in" fo:border="none" style:mirror="none" fo:clip="rect(1.5898in, 0in, 2.6154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style:vertical-pos="top" style:vertical-rel="baseline" fo:padding-left="0.1102in" fo:padding-right="0.1102in" fo:padding-top="0.0602in" fo:padding-bottom="0.0602in" fo:border="none" style:mirror="none" fo:clip="rect(4.461in, 0in, 0.8201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style:vertical-pos="top" style:vertical-rel="baseline" fo:padding-left="0.1102in" fo:padding-right="0.1102in" fo:padding-top="0.0602in" fo:padding-bottom="0.0602in" fo:border="none" style:mirror="none" fo:clip="rect(1.9484in, 0in, 1.6575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style:vertical-pos="top" style:vertical-rel="baseline" fo:padding-left="0.1102in" fo:padding-right="0.1102in" fo:padding-top="0.0602in" fo:padding-bottom="0.0602in" fo:border="none" style:mirror="none" fo:clip="rect(1.6409in, 0in, 2.0854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style:vertical-pos="top" style:vertical-rel="baseline" fo:padding-left="0.1102in" fo:padding-right="0.1102in" fo:padding-top="0.0602in" fo:padding-bottom="0.0602in" fo:border="none" style:mirror="none" fo:clip="rect(1.4866in, 3.6409in, 2.6661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style:vertical-pos="top" style:vertical-rel="baseline" fo:padding-left="0.1102in" fo:padding-right="0.1102in" fo:padding-top="0.0602in" fo:padding-bottom="0.0602in" fo:border="none" style:mirror="none" fo:clip="rect(-0.0543in, -0.0083in, -0.0634in, -0.0744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style:vertical-pos="top" style:vertical-rel="baseline" fo:padding-left="0.1102in" fo:padding-right="0.1102in" fo:padding-top="0.0602in" fo:padding-bottom="0.0602in" fo:border="none" style:mirror="none" fo:clip="rect(1.7602in, 0in, 3.1453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 text:outline-level="1">Public Events Calendaring</text:h>
      <text:p text:style-name="Text_20_body"/>
      <text:h text:style-name="Heading_20_2" text:outline-level="2">Planning your Bedework public events system </text:h>
      <text:p text:style-name="Text_20_body">Bedework's public events system allows different units within an organization to publish <text:s/>events to a central pool where they can be disseminated to the largest appropriate audience. <text:s/>Public events can be delivered via web interfaces, feeds &amp; subscriptions, and direct downloads. <text:s/>External calendar subscriptions can be aggregated with the central event pool, and users can pull filtered feeds of events (e.g. ical feeds, rss, caldav, json).</text:p>
      <text:p text:style-name="Text_20_body">Each group in your organization that needs to publish events is represented by an administrative group. <text:s/>Members within the same group can see and edit each other's events in the administrative web client. <text:s/>The first step in establishing a Bedework public events system is to identify which groups within your organization should be represented by administrative groups and how fine grained the groups should be. <text:s/></text:p>
      <text:p text:style-name="Text_20_body">Calendar suites control how events are tagged and filtered. <text:s/>Each administrative group works within the context of a calendar suite, and the second step in establishing a Bedework public events system is building your calendar suites. <text:s text:c="2"/></text:p>
      <text:h text:style-name="Heading_20_2" text:outline-level="2">Definitions</text:h>
      <text:list xml:id="list36595299" text:style-name="List_20_1">
        <text:list-item>
          <text:p text:style-name="P28"><text:span text:style-name="Strong_20_Emphasis">Calendar suite: </text:span><text:span text:style-name="Strong_20_Emphasis"><text:span text:style-name="T1"><text:s/>a web application with its own context, theme, subscriptions, and views. Calendar suites are attached to Bedework's group hierarchy, and event administrators work within the context of the calendar suite under which their group is placed. <text:s text:c="2"/>Calendar suites control how events are tagged and filtered.</text:span></text:span></text:p>
        </text:list-item>
        <text:list-item>
          <text:p text:style-name="P28"><text:span text:style-name="Strong_20_Emphasis">Calendar collection</text:span>: a container for events (or other calendaring items such as tasks and journal entries). When we use the term "Calendar" we mean calendar collection. </text:p>
        </text:list-item>
        <text:list-item>
          <text:p text:style-name="P28"><text:span text:style-name="Strong_20_Emphasis">Folder</text:span>: a container for calendar collections (only). </text:p>
        </text:list-item>
        <text:list-item>
          <text:p text:style-name="P28"><text:span text:style-name="Strong_20_Emphasis">Category</text:span>: an iCalendar (RFC-2445) property used to tag events. Categories are maintained by superusers and calendar suite owners. </text:p>
        </text:list-item>
        <text:list-item>
          <text:p text:style-name="P28"><text:span text:style-name="Strong_20_Emphasis">Subscription</text:span>: an alias to a calendar collection<text:span text:style-name="T2">.</text:span> Subscriptions may point to calendar collections, to other subscriptions in Bedework, or to external icalendar feeds. <text:s/>Subscriptions provide structure to Bedework's global calendar tree and to calendar suites. <text:s/>Likewise, they provide a structure and hierarchy for tagging events by category.</text:p>
        </text:list-item>
        <text:list-item>
          <text:p text:style-name="P28"><text:soft-page-break/><text:span text:style-name="T5">Topical Area: </text:span><text:span text:style-name="Strong_20_Emphasis"><text:span text:style-name="T1">a topical area is a subscription that will appear in a calendar suite's add/edit event form and provides fine-grained control over how events are tagged.</text:span></text:span></text:p>
        </text:list-item>
        <text:list-item>
          <text:p text:style-name="P28"><text:span text:style-name="Strong_20_Emphasis"><text:span text:style-name="T5">Filter: </text:span></text:span><text:span text:style-name="Strong_20_Emphasis"><text:span text:style-name="T1">an expression used to match events from the global pool. <text:s/>Bedework makes particular use of category filtering in public events calendaring. </text:span></text:span></text:p>
        </text:list-item>
        <text:list-item>
          <text:p text:style-name="P28"><text:span text:style-name="Strong_20_Emphasis"><text:span text:style-name="T5">Event administrator: <text:s/></text:span></text:span><text:span text:style-name="Strong_20_Emphasis"><text:span text:style-name="T1">a user who is a member of a public events administrative group. <text:s/>Event administrators can add and edit events using the administrative web client.</text:span></text:span></text:p>
        </text:list-item>
        <text:list-item>
          <text:p text:style-name="P28"><text:span text:style-name="Strong_20_Emphasis"><text:span text:style-name="T5">Calendar suite owner: </text:span></text:span><text:span text:style-name="Strong_20_Emphasis"><text:span text:style-name="T1"><text:s/>a user who is a member of public events administrative group to which a calendar suite is attached. <text:s/>Calendar suite owners can modify calendar suite preferences, subscriptions, and views. <text:s/>Calendar suite owners, like superusers, can also add and edit categories.</text:span></text:span></text:p>
        </text:list-item>
      </text:list>
      <text:h text:style-name="Heading_20_2" text:outline-level="2">Managing Users and Admin Groups</text:h>
      <text:p text:style-name="Text_20_body">Administrative groups are hierarchical and inherit access rules down the group tree. <text:s/>In the public events system, all admin groups are children of a default root group named “campusAdminGroups” and inheritance of access control rights starts from there. <text:s text:c="2"/></text:p>
      <text:p text:style-name="Text_20_body">Calendar suites are attached to groups. <text:s/>An event administrator will add and edit events in the context of the calendar suite that is found first when traversing back up the tree. <text:s/></text:p>
      <text:p text:style-name="Text_20_body"><draw:frame draw:style-name="fr2" draw:name="graphics9" text:anchor-type="paragraph" svg:x="2.0102in" svg:y="0.1083in" svg:width="2.5516in" svg:height="2.4929in" draw:z-index="8"><draw:image xlink:href="Pictures/100000000000028D0000027E78B51665.png" xlink:type="simple" xlink:show="embed" xlink:actuate="onLoad"/></draw:frame></text:p>
      <text:p text:style-name="Standard">Public events are administered centrally through the administrative web client. Every administrator is <text:s/>a member of a group, and events are owned not by administrative users directly, but by a special “<text:span text:style-name="T7">events owner</text:span>” associated with the group. <text:s/>Each group also has a group owner that is a specific administrative user; this role does not currently provide any <text:soft-page-break/>functionality, but allows you to specify the lead event admin for a group.</text:p>
      <text:p text:style-name="Text_20_body"><draw:frame draw:style-name="fr2" draw:name="graphics8" text:anchor-type="paragraph" svg:x="0.5937in" svg:y="0.1402in" svg:width="5.489in" svg:height="3.0472in" draw:z-index="7"><draw:image xlink:href="Pictures/10000000000003C000000215B6E09C53.png" xlink:type="simple" xlink:show="embed" xlink:actuate="onLoad"/></draw:frame></text:p>
      <text:p text:style-name="Text_20_body">The <text:span text:style-name="T7">events owner</text:span> is a system user, not found in the organization's user space, that owns all the events for a group. Having such an owner allows all group members to see and edit events within the group. Also, the event owner is the “user” whose preferences define the behavior of a calendar suite. The system ensures that the <text:span text:style-name="T7">events owners</text:span> are distinct from real users by prefixing them with a string, by default “agrp_”.</text:p>
      <text:p text:style-name="Text_20_body"><draw:frame draw:style-name="fr2" draw:name="graphics10" text:anchor-type="paragraph" svg:x="0.6252in" svg:y="0.1925in" svg:width="5.5728in" svg:height="2.2917in" draw:z-index="9"><draw:image xlink:href="Pictures/1000000000000217000000DC935D0A1F.png" xlink:type="simple" xlink:show="embed" xlink:actuate="onLoad"/></draw:frame></text:p>
      <text:p text:style-name="Text_20_body">Within the administrative client, events are filtered by the current <text:span text:style-name="T7">events owner</text:span> so that administrators can only see and edit events for their current group. The super user(s) can switch to any group. <text:s/>By searching for events in the admin client, event administrators can also tag events created by other groups.</text:p>
      <text:p text:style-name="Text_20_body"><text:soft-page-break/>If the system is configured to do so in the configuration properties files, locations, contacts and categories can be filtered to make them editable only by the group. They are however, always readable. Creating contacts and locations that cannot be edited by typical admins can <text:s/>be achieved by creating them in a special group. </text:p>
      <text:h text:style-name="Heading_20_3" text:outline-level="3">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Groups should represent the departments within your organization who will be responsible for adding and maintaining public events,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group calendaring (e.g. scheduling meetings within a department) should be kept away from the /public tree – which is only intended for public events. Events that must not be seen by any but a subset of your community are not public (such events are to be distinguished from those intended for a subset of your community that are still okay for others to see). These should be kept in the personal and group space, or if your need dictates it, in a top-level /dept branch of the tree which you will need to create. We believe in actual practice, most group calendaring will best be managed within the personal and group space.</text:p>
      <text:h text:style-name="Heading_20_3" text:outline-level="3">Event administrators and superusers</text:h>
      <text:p text:style-name="Text_20_body">To add an event administrato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A superuser may be added to the system by selecting System (tab) → Manage system preferences, and adding a user id to the “Super Users” field. <text:s/>The field accepts a list of comma separated user ids.</text:p>
      <text:h text:style-name="Heading_20_2" text:outline-level="2"><text:bookmark text:name="UnderstandingandArchitectingYourCalendarHierarchy"/><text:soft-page-break/>Understanding and architecting your calendar hierarchy</text:h>
      <text:h text:style-name="Heading_20_3" text:outline-level="3"><text:bookmark text:name="Introduction"/>Introduction</text:h>
      <text:p text:style-name="Text_20_body">Bedework 3.5 adopts a single calendar model for publishing public events. This model provides flexibility and power for Bedework deployers while simplifying the user interface for event administrators. The 3.5 release represents a major architectural change from previous releases and is intended to meet the demands of the community running Bedework's public events system. Bedework 3.5 provides the features of Bedework 3.4.1.1 with the addition of filters, greatly enhanced subscriptions, and tighter control over categories and calendar suites. Much of what was done in the 3.4.1.1 stylesheets to filter events can now be accommodated in the 3.5 administrative client. </text:p>
      <text:p text:style-name="Text_20_body"><text:span text:style-name="T5">Filtered output:</text:span> In the single calendar model, categories are the primary means of organizing events. Calendar suites can subscribe to the single calendar collection with a category filter or to predefined aliases in the global calendar tree with filters already defined. <text:s/>This approach provides fine-grained control over what events are returned to the views. <text:s/>As chains of subscriptions get created, events are filtered by the union of all filters on output.</text:p>
      <text:p text:style-name="Text_20_body"><text:span text:style-name="T5">Tagged input: </text:span>Subscriptions in a calendar suite may be marked as “Topical Areas” and assigned categories. <text:s/>Topical Areas appear in the add event form for the calendar suite and provide a means for event administrators to tag events by one or many categories. <text:s/>Topical Areas allow <text:s/>superusers and calendar suite owners to control which categories an event administrator may apply to an event. <text:s/>A subscription that is not tagged as a topical area won't appear in the add event form for tagging and is, in essence, read-only; a subscription to an external holiday feed is a good example.</text:p>
      <text:p text:style-name="Text_20_body">Event administrators add events within the context of a calendar suite, and can tag events with the "Topical Areas" defined for that suite. <text:s/>Each topical area may apply one or many categories to an event. <text:s/>All details of this are hidden from the end user. This approach simplifies the event admin's user interface substantially: the user doesn't need to know what categories to select to make an event appear in a particular view or data feed; nor does the user need to know anything about the underlying calendar structure. Each suite defines its aggregate "topical areas", and the admin user needs only understand these. <text:s/>For example, a topical area named “Front Page Highlights” may be available only to event administrators working within the context of the “Communications” calendar suite and could be used to set several categories on an event that cause it to appear on the front of the organization's website.</text:p>
      <text:p text:style-name="Text_20_body">To summarize: subscriptions marked as topical areas are used to tag events on input, and subscriptions filter events on output based on the category filters applied to them. <text:s/>When a subscription points to an alias in the public tree, events are filtered by the union of all filters <text:soft-page-break/>in the subscription and the public tree alias. Likewise, events are tagged by a union of all categories in the subscription and public tree alias. <text:s/>It is possible to create tagging and filtering chains by creating a chain of subscriptions.</text:p>
      <text:h text:style-name="Heading_20_3" text:outline-level="3" text:is-list-header="true"><text:bookmark text:name="TheStructure"/>The Structure</text:h>
      <text:p text:style-name="Text_20_body">The top-level structure of the /public calendar tree, as shipped with the Bedework quickstart, is divided into calendars, aliases, and an unbrowsable branch: </text:p>
      <text:p text:style-name="Standard"><draw:frame draw:style-name="fr2" draw:name="graphics1" text:anchor-type="paragraph" svg:x="0.5311in" svg:y="0.1709in" svg:width="1.7811in" svg:height="1.3752in" draw:z-index="0"><draw:image xlink:href="Pictures/10000000000000AB00000084E722D23A.png" xlink:type="simple" xlink:show="embed" xlink:actuate="onLoad"/></draw:frame></text:p>
      <text:p text:style-name="Standard">In /public/cals we have only one calendar collection: </text:p>
      <text:p text:style-name="Text_20_body"><draw:frame draw:style-name="fr2" draw:name="graphics2" text:anchor-type="paragraph" svg:x="0.552in" svg:y="0.1457in" svg:width="1.9374in" svg:height="1.7189in" draw:z-index="2"><draw:image xlink:href="Pictures/10000000000000BA000000A55D31CB11.png" xlink:type="simple" xlink:show="embed" xlink:actuate="onLoad"/></draw:frame>All events added to Bedework using the public events administration client are placed within the MainCal calendar collection. </text:p>
      <text:p text:style-name="Text_20_body">Opening up the tree, we find calendar aliases that can be used by calendar suites for building subscriptions. The calendar aliases are centrally curated, pre-filtered subscriptions. <text:s/>The /public/aliases branch is also used to generate the listing of “suggested topical areas” for the public submissions web client. <text:s text:c="2"/>Event administrators refine these when they pick up the event for publication. The branch is likewise exposed to personal calendar users as a subscription source within the personal client. Calendar aliases / subscriptions appear in CalDAV clients as if they were calendars. </text:p>
      <text:p text:style-name="Text_20_body"><draw:frame draw:style-name="fr2" draw:name="graphics3" text:anchor-type="paragraph" svg:x="0.3937in" svg:y="0.1673in" svg:width="2.5626in" svg:height="5.2709in" draw:z-index="1"><draw:image xlink:href="Pictures/10000000000000F6000001FACDDA5027.png" xlink:type="simple" xlink:show="embed" xlink:actuate="onLoad"/></draw:frame><text:soft-page-break/></text:p>
      <text:p text:style-name="Text_20_body">The unbrowsable branch of the tree contains the calendar collection used to hold pending events from the submissions web client and can be used for other special purpose calendar collections. </text:p>
      <text:h text:style-name="Heading_20_2" text:outline-level="2"><text:bookmark text:name="CalendarSuites"/>Managing Calendar Suites</text:h>
      <text:p text:style-name="Text_20_body">Bedework's web views of <text:span text:style-name="T6">public event information</text:span> are called "Calendar Suites". Calendar Suites provide a custom web context, custom look and feel, custom subscriptions, and custom views of event data. The quickstart comes with two suites, named MainCampus and SoEDepartmental. Calendar Suites are best used for large or significant groups within an organization. For example, a school may warrant a Calendar Suite, while a department within that school may only need a filtered view on the school's suite and an event data feed for embedding in its departmental website. All calendar suites for a single Bedework instance pull event data from the same central pool of events (plus any subscriptions to external <text:soft-page-break/>calendars). </text:p>
      <text:p text:style-name="Text_20_body"><draw:frame draw:style-name="fr1" draw:name="Frame1" text:anchor-type="paragraph" svg:x="4.6965in" svg:y="0.0689in" svg:width="2.0634in" draw:z-index="10"><draw:text-box fo:min-height="1.9008in"><text:p text:style-name="P7"><text:span text:style-name="Strong_20_Emphasis"><text:span text:style-name="T3">Note:</text:span></text:span><text:span text:style-name="Strong_20_Emphasis"><text:span text:style-name="T4"> while it is necessary to have at least one <text:s/>calendar suite for public events, you can pull data feeds of events for sub-organizations without creating a new suite. <text:s/>See section 4.6 “Managing Events” → <text:s/>“Getting events out.”</text:span></text:span></text:p></draw:text-box></draw:frame>Calendar suite owners (or superusers) build a calendar suite structure by adding subscriptions to collections in the public calendar tree or to external calendars. The calendar suite owner may subscribe directly to /public/cals/MainCal or to any of the calendar aliases in the tree making filtering easier. <text:s text:c="2"/>Subscriptions marked as “topical areas” will be exposed to event administrators for tagging in the add event form.</text:p>
      <text:p text:style-name="Text_20_body"><text:span text:style-name="Strong_20_Emphasis">The public calendar tree is not directly visible in the add event form. Rather, the event admin sees only the "Topical Areas" defined by the calendar suite owner.</text:span> </text:p>
      <text:h text:style-name="Heading_20_3" text:outline-level="3">Managing a calendar suite</text:h>
      <text:h text:style-name="Heading_20_4" text:outline-level="4"><text:bookmark text:name="CalendarSuitesandAdministrativeGroups"/>Calendar Suites and Administrative Groups</text:h>
      <text:p text:style-name="Text_20_body">A calendar suite is associated with an administrative group. Members of this group (<text:span text:style-name="T6">calendar suite owners</text:span>) can administer the calendar suite's preferences, subscriptions, and views. Event admins in groups that are children of the calendar suite group tag events with topical areas defined in the calendar suite. When an event is added, categories are applied to the event based on the topical areas chosen. </text:p>
      <text:p text:style-name="Text_20_body">The calendar suite you are working within is displayed in the upper left of the admin client user interface: </text:p>
      <text:p text:style-name="Text_20_body"><draw:frame draw:style-name="fr2" draw:name="graphics4" text:anchor-type="paragraph" svg:x="1.7398in" svg:y="0.4543in" svg:width="2.3126in" svg:height="1.25in" draw:z-index="3"><draw:image xlink:href="Pictures/10000000000000DE00000078D4F3C2B2.png" xlink:type="simple" xlink:show="embed" xlink:actuate="onLoad"/></draw:frame></text:p>
      <text:h text:style-name="Heading_20_4" text:outline-level="4"/>
      <text:h text:style-name="Heading_20_4" text:outline-level="4"/>
      <text:h text:style-name="Heading_20_4" text:outline-level="4"><text:bookmark text:name="AdministeringaCalendarSuite"/>Administering a Calendar Suite<text:a xlink:type="simple" xlink:href="http://www.bedework.org/trac/bedework/wiki/BedeworkManual/v3.5/AdminGuide/ManagingCalendarSuites/ManagingACalSuite#AdministeringaCalendarSuite"> </text:a></text:h>
      <text:p text:style-name="Text_20_body">To administer a calendar suite, log in to the admin client as a member of the calendar suite group, or change groups once logged in. When logged in as a member of a calendar suite group, you will see a "Calendar Suite" tab: </text:p>
      <text:p text:style-name="Text_20_body"><draw:frame draw:style-name="fr3" draw:name="graphics5" text:anchor-type="paragraph" svg:width="6.9252in" svg:height="3.0244in" draw:z-index="4"><draw:image xlink:href="Pictures/10000000000002D80000013E7C24417A.png" xlink:type="simple" xlink:show="embed" xlink:actuate="onLoad"/></draw:frame><text:soft-page-break/>It is here that you may mange subscriptions, views, and preferences for the suite.</text:p>
      <text:h text:style-name="Heading_20_5" text:outline-level="5">Managing Calendar Suite Preferences:</text:h>
      <text:p text:style-name="Text_20_body"><draw:frame draw:style-name="fr2" draw:name="graphics6" text:anchor-type="paragraph" svg:x="0.7874in" svg:y="0.8425in" svg:width="4.6772in" svg:height="2.302in" draw:z-index="5"><draw:image xlink:href="Pictures/10000000000001C1000000DDA9C3E14A.png" xlink:type="simple" xlink:show="embed" xlink:actuate="onLoad"/></draw:frame>The calendar suite preferences let you set the default view, default view period (day, week, month), and any default categories for the suite. <text:s/>When default categories are assigned, every event created in the context of the suite will be tagged with those categories.</text:p>
      <text:h text:style-name="Heading_20_5" text:outline-level="5">Managing Calendar Suite Subscriptions:</text:h>
      <text:p text:style-name="Text_20_body">Subscriptions define what events are pulled into the suite to be viewed. <text:s/>When assigned as a topical area, subscriptions are used to tag events with one or many categories. </text:p>
      <text:h text:style-name="Heading_20_5" text:outline-level="5">Managing Calendar Suite Views:</text:h>
      <text:p text:style-name="Text_20_body">Subscriptions are aggregated into views for display in the public web client. <text:s/>The “preferred view” defined in the calendar suite preferences provides the default display of events when a user first visits the public web client for the calendar suite. <text:s/>The following screenshot shows an example view called “All” that contains most of the subscriptions available in the suite. <text:s/><text:soft-page-break/>When a user selects this view, they will see all events revealed through the subscriptions contained in the view.</text:p>
      <text:h text:style-name="Heading_20_3" text:outline-level="3"><draw:frame draw:style-name="fr4" draw:name="graphics7" text:anchor-type="paragraph" svg:width="4.5937in" svg:height="3.5937in" draw:z-index="6"><draw:image xlink:href="Pictures/10000000000001B9000001598423AD79.png" xlink:type="simple" xlink:show="embed" xlink:actuate="onLoad"/></draw:frame></text:h>
      <text:h text:style-name="Heading_20_3" text:outline-level="3"><text:bookmark text:name="AddingaNewCalendarSuite"/>Adding a New Calendar Suite</text:h>
      <text:section text:style-name="Sect1" text:name="searchable">
        <text:p text:style-name="Text_20_body">A Calendar Suite must be built, and the resulting .war file can be deployed alongside the other suites. </text:p>
        <text:h text:style-name="Heading_20_4" text:outline-level="4"><text:bookmark text:name="BuildingaBedeworkCalendarSuite"/>Building a Bedework Calendar Suite</text:h>
        <text:list xml:id="list36588560" text:style-name="L1">
          <text:list-item>
            <text:p text:style-name="P37">Follow the instructions in chapter 3.2 for setting up your build environment. </text:p>
          </text:list-item>
          <text:list-item>
            <text:p text:style-name="P37">Add calendar suites to your myconfig.properties and myconfig.options.xml files, using the quickstart's example of "SoEDept" (the demo departmental public web client). Also add the suite to the list of applications to be built in the myconfig.properties file for the property: org.bedework.install.app.names (line 19 in Bedework 3.5). </text:p>
          </text:list-item>
          <text:list-item>
            <text:p text:style-name="P37">Copy a template directory for use with the new calendar suite from an existing one, and name it with the name given the calendar suite. E.g. copy bedework/deployment/webpublic/webapp/resources/demoskins/MainCampus as ....demoskins/MyDept </text:p>
          </text:list-item>
          <text:list-item>
            <text:p text:style-name="P29">Build Bedework </text:p>
          </text:list-item>
        </text:list>
        <text:h text:style-name="Heading_20_4" text:outline-level="4"><text:bookmark text:name="ConfiguringaBedeworkCalendarSuite"/>Configuring a Bedework Calendar Suite</text:h>
        <text:p text:style-name="Text_20_body">Once built, you must add the Calendar Suite to the admin client and associate it with an administrative group. </text:p>
        <text:list xml:id="list36579505" text:style-name="L2">
          <text:list-item>
            <text:p text:style-name="P38"><text:soft-page-break/>Create an admin group from which to hang the Calendar Suite: </text:p>
            <text:list>
              <text:list-item>
                <text:p text:style-name="P38">Log into the Bedework Admin Client as a superuser. </text:p>
              </text:list-item>
              <text:list-item>
                <text:p text:style-name="P38">Select the "Users" tab. </text:p>
              </text:list-item>
              <text:list-item>
                <text:p text:style-name="P38">Select "Manage admin groups" </text:p>
              </text:list-item>
              <text:list-item>
                <text:p text:style-name="P38">Click the button "Add a new group" </text:p>
              </text:list-item>
              <text:list-item>
                <text:p text:style-name="P38">Set the group's properties: </text:p>
                <text:list>
                  <text:list-item>
                    <text:p text:style-name="P38">Name: CalSuite-MyDept <text:span text:style-name="T6">(note: it is recommended practice to name Calendar Suite groups in this way, prepending them with "CalSuite-" or a similar signifier so that they are easy to distinguish from other groups. <text:s/>Furthermore, you should only add users to this topmost group who should be granted Calendar Suite Owner access. <text:s/>Such users can manipulate the calendar suite itself.)</text:span> </text:p>
                  </text:list-item>
                  <text:list-item>
                    <text:p text:style-name="P38">Description: provide a reasonable description for the group, e.g. "calendar suite for MyDept" </text:p>
                  </text:list-item>
                  <text:list-item>
                    <text:p text:style-name="P38">Group owner: a userid, probably of the main contact point for the group; this field is only informational </text:p>
                  </text:list-item>
                  <text:list-item>
                    <text:p text:style-name="P38">Events owner: agrp_CalSuite-MyDept <text:span text:style-name="T6">(note: it is recommended practice to make the events owner the same as the Name prepended with "agrp_" or a similar signifier to associate the owner with the group. The "events owner" is a system user: the "agrp_" prefix distinguishes this user from a real user - one associated with an actual person. The calendar suite's preferences will be attached to this user.)</text:span> </text:p>
                  </text:list-item>
                </text:list>
              </text:list-item>
            </text:list>
          </text:list-item>
          <text:list-item>
            <text:p text:style-name="P38">Add the calendar suite </text:p>
            <text:list>
              <text:list-item>
                <text:p text:style-name="P38">Select the "System" tab. </text:p>
              </text:list-item>
              <text:list-item>
                <text:p text:style-name="P38">Select "Manage Calendar Suites" </text:p>
              </text:list-item>
              <text:list-item>
                <text:p text:style-name="P38">Click the button "Add Calendar Suite" </text:p>
              </text:list-item>
              <text:list-item>
                <text:p text:style-name="P38">Set the Calendar Suite's properties: </text:p>
                <text:list>
                  <text:list-item>
                    <text:p text:style-name="P38">Name: this is the calendar suite name you defined in myconfig.properties, e.g. if you defined org.bedework.app.MyDept.cal.suite=MyDept, use "MyDept". </text:p>
                  </text:list-item>
                  <text:list-item>
                    <text:p text:style-name="P38">Group: this is the name of the group you defined in step 1, e.g. "CalSuite-MyDept". </text:p>
                  </text:list-item>
                  <text:list-item>
                    <text:p text:style-name="P30">Root calendar: this will almost always be "/public", the root of the public calendar tree. </text:p>
                  </text:list-item>
                </text:list>
              </text:list-item>
            </text:list>
          </text:list-item>
        </text:list>
      </text:section>
      <text:h text:style-name="Heading_20_2" text:outline-level="2"><text:soft-page-break/>Managing Events </text:h>
      <text:h text:style-name="Heading_20_3" text:outline-level="3">Getting events in </text:h>
      <text:h text:style-name="Heading_20_4" text:outline-level="4">Administrative web client </text:h>
      <text:p text:style-name="Text_20_body"/>
      <text:p text:style-name="Text_20_body">The administrative web client is the control center for managing public events. <text:s/><text:span text:style-name="T8">When logged in you are presented with the main menu tab view that will look like this: </text:span></text:p>
      <text:p text:style-name="P4"/>
      <text:p text:style-name="P4"><draw:frame draw:style-name="fr5" draw:name="graphics20" text:anchor-type="as-char" svg:width="6.5209in" svg:height="5.552in" draw:z-index="16"><draw:image xlink:href="Pictures/1000000000000272000002154BA8524D.png" xlink:type="simple" xlink:show="embed" xlink:actuate="onLoad"/></draw:frame></text:p>
      <text:p text:style-name="P5">for a typical event administrator, and like this:</text:p>
      <text:p text:style-name="P6"><text:soft-page-break/><draw:frame draw:style-name="fr5" draw:name="graphics19" text:anchor-type="as-char" svg:width="4.3319in" svg:height="3.3374in" draw:z-index="17"><draw:image xlink:href="Pictures/10000000000001E800000178E632B156.png" xlink:type="simple" xlink:show="embed" xlink:actuate="onLoad"/></draw:frame></text:p>
      <text:p text:style-name="P5">for a super user.</text:p>
      <text:p text:style-name="P10">Creating events</text:p>
      <text:list xml:id="list36593374" text:style-name="WW8Num26">
        <text:list-item>
          <text:p text:style-name="P43">Select the “Add Event” link under the “main menu” tab.</text:p>
        </text:list-item>
        <text:list-item>
          <text:p text:style-name="P43">Type in a title for the event.</text:p>
        </text:list-item>
        <text:list-item>
          <text:p text:style-name="P43">If you are working with a single public calendar for publishing (the default) you will not be presented with a calendar to select. <text:s/>However, if you are working with more than a single publishing calendar or are logged in as a superuser, you must select a calendar. Typically this would be the default “cals/mainCal”, or you can select your own.</text:p>
        </text:list-item>
        <text:list-item>
          <text:p text:style-name="P43">Select “all day” if this is an all day event. Select floating if you don’t want to be restricted by time zones. Or if you want to enter a specific start and end time for your event follow step 5.</text:p>
        </text:list-item>
        <text:list-item>
          <text:p text:style-name="P53"><text:span text:style-name="T8">Select the </text:span><text:span text:style-name="T12"><draw:frame draw:style-name="fr6" draw:name="graphics12" text:anchor-type="as-char" svg:width="0.1665in" svg:height="0.1563in" draw:z-index="18"><draw:image xlink:href="Pictures/10000000000000100000000F11F9873B.png" xlink:type="simple" xlink:show="embed" xlink:actuate="onLoad"/></draw:frame></text:span><text:span text:style-name="T8"> icon and select a start date for the event.<text:line-break/><text:line-break/></text:span><text:span text:style-name="T8"><draw:frame draw:style-name="fr7" draw:name="graphics21" text:anchor-type="as-char" svg:width="4in" svg:height="2.1563in" draw:z-index="21"><draw:image xlink:href="Pictures/1000000000000180000000CFEB972991.png" xlink:type="simple" xlink:show="embed" xlink:actuate="onLoad"/></draw:frame></text:span></text:p>
        </text:list-item>
      </text:list>
      <text:p text:style-name="P8"><text:soft-page-break/></text:p>
      <text:list xml:id="list36598552" text:continue-numbering="true" text:style-name="WW8Num26">
        <text:list-item>
          <text:p text:style-name="P43">Select a start time</text:p>
        </text:list-item>
        <text:list-item>
          <text:p text:style-name="P54"><text:span text:style-name="T8">Select the </text:span><text:span text:style-name="T12"><draw:frame draw:style-name="fr6" draw:name="graphics14" text:anchor-type="as-char" svg:width="0.1665in" svg:height="0.1563in" draw:z-index="22"><draw:image xlink:href="Pictures/10000000000000100000000F11F9873B.png" xlink:type="simple" xlink:show="embed" xlink:actuate="onLoad"/></draw:frame></text:span><text:span text:style-name="T8"> icon and select an end date for the event</text:span></text:p>
        </text:list-item>
        <text:list-item>
          <text:p text:style-name="P43">Select an end time or duration. <text:s/>Or select the “this event has no duration or end date” radio button if the event has none. </text:p>
        </text:list-item>
        <text:list-item>
          <text:p text:style-name="P43">Under recurrence leave at “this event does not recur”. See the next section for recurring events.</text:p>
        </text:list-item>
        <text:list-item>
          <text:p text:style-name="P43">Leave the event status as “confirmed”. Or if the event will change, select “tentative”. <text:s/>If an event has been cancelled, select “cancelled” - this will display a cancellation notice in the event title in calendar suites and data feeds.</text:p>
        </text:list-item>
        <text:list-item>
          <text:p text:style-name="P43">Enter more details about the event in the description.</text:p>
        </text:list-item>
        <text:list-item>
          <text:p text:style-name="P43">Enter a cost for the event (optional).</text:p>
        </text:list-item>
        <text:list-item>
          <text:p text:style-name="P43">Enter a URL for the event, if you have a website with more information about it (optional).</text:p>
        </text:list-item>
        <text:list-item>
          <text:p text:style-name="P43">You can add an image to the event (optional).</text:p>
        </text:list-item>
        <text:list-item>
          <text:p text:style-name="P43">Select a location for the event. For a more comprehensive list of locations, select the “all” radio button. <text:s/>The preferred listing will display the locations you've already used.</text:p>
        </text:list-item>
        <text:list-item>
          <text:p text:style-name="P43">Select a contact for the event. For a more comprehensive list of contacts, select the “all” radio button. <text:s/>The preferred listing will display the contacts you've already used.</text:p>
        </text:list-item>
        <text:list-item>
          <text:p text:style-name="P43">Select the topical area(s) with which you want to tag the events</text:p>
        </text:list-item>
      </text:list>
      <text:p text:style-name="P18"/>
      <text:p text:style-name="P18"/>
      <text:p text:style-name="P21"><draw:frame draw:style-name="fr8" draw:name="graphics15" text:anchor-type="as-char" svg:width="3.4665in" svg:height="2.1437in" draw:z-index="29"><draw:image xlink:href="Pictures/100000000000040000000300199073E0.png" xlink:type="simple" xlink:show="embed" xlink:actuate="onLoad"/></draw:frame></text:p>
      <text:list xml:id="list36593442" text:continue-numbering="true" text:style-name="WW8Num26">
        <text:list-item>
          <text:p text:style-name="P43">Select the “add event” button</text:p>
        </text:list-item>
      </text:list>
      <text:p text:style-name="P8"/>
      <text:p text:style-name="P10">To create a recurring event</text:p>
      <text:list xml:id="list36577375" text:style-name="WW8Num20">
        <text:list-item>
          <text:p text:style-name="P44">Follow steps 1-8 above</text:p>
        </text:list-item>
        <text:list-item>
          <text:p text:style-name="P44">Select <text:s/>“event recurs”</text:p>
        </text:list-item>
        <text:list-item>
          <text:p text:style-name="P44">Select how often the event recurs under frequency... for example if the event recurs every month, select the “monthly” radio button</text:p>
        </text:list-item>
        <text:list-item>
          <text:p text:style-name="P55"><text:span text:style-name="T8">Leave at forever if you want the event to repeat forever. If not specify how many times </text:span><text:soft-page-break/><text:span text:style-name="T8">you want the event to recur <text:s/>by selecting the “times” radio button and typing the number times to repeat the event. Or alternatively select the “until” radio button and specify an end date. </text:span><text:span text:style-name="T10">Note: the end date you specify here is different from the end date you specified earlier for the event. The end date here is the date you want the recurrence to stop and not the end date for the event.</text:span></text:p>
        </text:list-item>
        <text:list-item>
          <text:p text:style-name="P55"><text:span text:style-name="T8">For more advanced options select the “show advanced rules” check box. You might need to select the “monthly” </text:span><text:span text:style-name="T8">(or frequency of your choice) radio button again to see the advanced rules.</text:span></text:p>
        </text:list-item>
        <text:list-item>
          <text:p text:style-name="P44">If you want the event recurring every other month type in 2 under the “interval” label or any interval of your choice.</text:p>
        </text:list-item>
        <text:list-item>
          <text:p text:style-name="P44">You can specify how you would like the event to recur. For example, if you want the event to recur on the first Monday and Tuesday of the month and also on the last Monday and Tuesday,</text:p>
        </text:list-item>
      </text:list>
      <text:p text:style-name="P23"><draw:frame draw:style-name="fr9" draw:name="graphics16" text:anchor-type="as-char" svg:width="4.6181in" svg:height="1.5118in" draw:z-index="30"><draw:image xlink:href="Pictures/10000000000004000000030031EFD3A4.png" xlink:type="simple" xlink:show="embed" xlink:actuate="onLoad"/></draw:frame></text:p>
      <text:p text:style-name="P26">select as shown in the diagram.</text:p>
      <text:list xml:id="list36583517" text:continue-numbering="true" text:style-name="WW8Num20">
        <text:list-item>
          <text:p text:style-name="P46">You can also create exceptions for your recurring events. For example, if there is a public holiday on a Monday you have designated your event to recur. Create an exception by selecting a date and time under the “Recurrence and exception dates” field and select the “add exception” button.</text:p>
        </text:list-item>
      </text:list>
      <text:p text:style-name="P21"><draw:frame draw:style-name="fr5" draw:name="graphics13" text:anchor-type="as-char" svg:width="4.0209in" svg:height="2.0311in" draw:z-index="31"><draw:image xlink:href="Pictures/1000000000000182000000C35CB5B710.png" xlink:type="simple" xlink:show="embed" xlink:actuate="onLoad"/></draw:frame></text:p>
      <text:p text:style-name="P27"><text:span text:style-name="T10">Note: the time you enter for the exception must be the same as the start time for the event. </text:span><text:span text:style-name="T11">Deleting a recurrence instance of an event also creates an exception. </text:span><text:span text:style-name="T10">See section on editing/ deleting events.</text:span></text:p>
      <text:list xml:id="list36586701" text:continue-numbering="true" text:style-name="WW8Num20">
        <text:list-item>
          <text:p text:style-name="P47">You can also create one-off recurrences for the event. Select a date under the “recurrence and exception dates” field and select the “add recurrence” button.</text:p>
        </text:list-item>
        <text:list-item>
          <text:p text:style-name="P47">Follow steps 10-18 above to add the event.</text:p>
        </text:list-item>
      </text:list>
      <text:p text:style-name="P14"><text:soft-page-break/></text:p>
      <text:p text:style-name="P12">To Edit/delete an event</text:p>
      <text:list xml:id="list36571664" text:style-name="WW8Num16">
        <text:list-item>
          <text:p text:style-name="P48">Select the “manage events” link under main menu. Alternatively you can search for the event by typing the event name under the “event search” label in the main menu.</text:p>
        </text:list-item>
      </text:list>
      <text:p text:style-name="P20"/>
      <text:p text:style-name="P22"><draw:frame draw:style-name="fr10" draw:name="graphics18" text:anchor-type="as-char" svg:width="5.3728in" svg:height="3.0709in" draw:z-index="32"><draw:image xlink:href="Pictures/100002010000030D000001C58F8D2082.png" xlink:type="simple" xlink:show="embed" xlink:actuate="onLoad"/></draw:frame></text:p>
      <text:list xml:id="list36587618" text:continue-numbering="true" text:style-name="WW8Num16">
        <text:list-item>
          <text:p text:style-name="P48">You can show all events or active events or you can filter events by selecting a category.</text:p>
        </text:list-item>
        <text:list-item>
          <text:p text:style-name="P48">To edit an event select the event under the “Title” column or if the event recurs select “master” under the “Description” column. Changes you make to the master affect all instances of the event. <text:s/>To edit/ delete a single instance of an event, select the “instance” link under description.</text:p>
        </text:list-item>
        <text:list-item>
          <text:p text:style-name="P48">When you are done with your changes select the “update event” button.</text:p>
          <text:p text:style-name="P48"/>
        </text:list-item>
      </text:list>
      <text:h text:style-name="Heading_20_4" text:outline-level="4">Importing events</text:h>
      <text:p text:style-name="Text_20_body">Superusers can import events in the admin client by going to the system tab and selecting “Upload ical file”. <text:s/>The currently active group will own the events. <text:s/>At the moment you may only import events into true calendars (not calendar aliases), e.g. public/cals/mainCal. <text:s/>Because of this, it is a good idea to set categories on the event in the ical file prior to import. <text:s/>We will allow import of events with topical area tagging in upcoming releases. <text:s/>You may also wish to consider subscribing to the ical file instead of direct import.</text:p>
      <text:h text:style-name="Heading_20_4" text:outline-level="4">Community submissions client </text:h>
      <text:p text:style-name="Standard"><text:span text:style-name="T1">The community submissions web client allows authenticated members of your community to suggest public events. <text:s/>Using the quickstart, you can log into the client from the Bedework quickstart jump page: </text:span><text:a xlink:type="simple" xlink:href="http://localhost:8080/bedework/"><text:span text:style-name="T1">http://localhost:8080/bedework/</text:span></text:a><text:span text:style-name="T1"> <text:s text:c="2"/></text:span></text:p>
      <text:p text:style-name="P15"><text:soft-page-break/><draw:frame draw:style-name="fr11" draw:name="Object 1" text:anchor-type="as-char" svg:width="6.4972in" svg:height="4.1484in" draw:z-index="11"><draw:image xlink:href="Pictures/10000201000003C200000262C624E7AA.png" xlink:type="simple" xlink:show="embed" xlink:actuate="onLoad"/></draw:frame></text:p>
      <text:p text:style-name="P8"/>
      <text:p text:style-name="Standard">Submitted events do not automatically go into the public calendar. They are viewed by an event administrator in the admin client for approval. The event administrator can approve, reject or edit the event. If the event is approved, it is displayed in the public calendar for the administrator's calendar suite. You can view the status of the event by clicking the “My Pending Events” tab. You can create an event for submission by selecting the “Start” link or the “Add Event” tab.</text:p>
      <text:p text:style-name="Standard"/>
      <text:p text:style-name="P11">To add an event</text:p>
      <text:list xml:id="list36581586" text:style-name="WW8Num10">
        <text:list-item>
          <text:p text:style-name="P57">Type in a title for the event</text:p>
        </text:list-item>
        <text:list-item>
          <text:p text:style-name="P57">Select “all day” if this is an all day event. Or if you want to enter a specific start and end time for your event follow step 3.</text:p>
        </text:list-item>
        <text:list-item>
          <text:p text:style-name="P57"><text:span text:style-name="T8">Select the </text:span><text:span text:style-name="T12"><draw:frame draw:style-name="fr6" draw:name="Picture 12" text:anchor-type="as-char" svg:width="0.1665in" svg:height="0.1563in" draw:z-index="12"><draw:image xlink:href="Pictures/10000000000000100000000F11F9873B.png" xlink:type="simple" xlink:show="embed" xlink:actuate="onLoad"/></draw:frame></text:span><text:span text:style-name="T8"> icon and select a start date for the event</text:span></text:p>
        </text:list-item>
        <text:list-item>
          <text:p text:style-name="P57">Select a start time</text:p>
        </text:list-item>
        <text:list-item>
          <text:p text:style-name="P57"><text:span text:style-name="T8">Select the </text:span><text:span text:style-name="T12"><draw:frame draw:style-name="fr6" draw:name="graphics11" text:anchor-type="as-char" svg:width="0.1665in" svg:height="0.1563in" draw:z-index="13"><draw:image xlink:href="Pictures/10000000000000100000000F11F9873B.png" xlink:type="simple" xlink:show="embed" xlink:actuate="onLoad"/></draw:frame></text:span><text:span text:style-name="T8"> icon and select an end date for the event</text:span></text:p>
        </text:list-item>
        <text:list-item>
          <text:p text:style-name="P57">Select an end time or duration. Or select the “this event has no duration or end date” radio button if the event has none. <text:s/><text:span text:style-name="T7">Note: the format of the dates, times, and duration presented to the user will be the user's preferences as set in the personal client. <text:s/>If you are not using the personal client, the user will be presented with the default preferences for all users as configured at build time. </text:span></text:p>
        </text:list-item>
        <text:list-item>
          <text:p text:style-name="P57">Leave the event status as “confirmed”. Or if the event will change, select “tentative”.</text:p>
        </text:list-item>
        <text:list-item>
          <text:p text:style-name="P57"><text:soft-page-break/>Enter more details about the event in the description.</text:p>
        </text:list-item>
        <text:list-item>
          <text:p text:style-name="P57">Enter a cost for the event (optional).</text:p>
        </text:list-item>
        <text:list-item>
          <text:p text:style-name="P57">Enter a URL for the event, if you have a website with more information about the event (optional).</text:p>
        </text:list-item>
        <text:list-item>
          <text:p text:style-name="P57">You can add an image to the event (optional).</text:p>
        </text:list-item>
        <text:list-item>
          <text:p text:style-name="P57">Select the “Next “ link</text:p>
        </text:list-item>
      </text:list>
      <text:p text:style-name="P19"/>
      <text:p text:style-name="P15"><draw:frame draw:style-name="fr12" draw:name="Picture 1" text:anchor-type="as-char" svg:width="5.4827in" svg:height="2.9673in" draw:z-index="14"><draw:image xlink:href="Pictures/1000000000000400000003006D08DFC3.png" xlink:type="simple" xlink:show="embed" xlink:actuate="onLoad"/></draw:frame></text:p>
      <text:p text:style-name="P9"/>
      <text:p text:style-name="P16"><text:span text:style-name="T10">Note:</text:span><text:span text:style-name="T8"> </text:span><text:span text:style-name="T10">You cannot submit a recurring event. <text:s/>However, recurrence information can be described on the last page of the add event wizard in the box for user comments or instructions.</text:span></text:p>
      <text:p text:style-name="P9"/>
      <text:list xml:id="list36581485" text:continue-numbering="true" text:style-name="WW8Num10">
        <text:list-item>
          <text:p text:style-name="P57"><text:span text:style-name="T8">Select a location by clicking on the down arrow button. Or you can suggest a new location by entering the information in the “Address” “Sub-Address” and “URL” </text:span><text:span text:style-name="T8">fields. New locations you enter here needs to be approved by a user with <text:s/>administrative rights for the calendar suite.</text:span></text:p>
        </text:list-item>
        <text:list-item>
          <text:p text:style-name="P45">Select the “next” link. You can select the “previous” link to edit the information on the previous page</text:p>
          <text:p text:style-name="P58"/>
        </text:list-item>
      </text:list>
      <text:p text:style-name="P15"><text:soft-page-break/><draw:frame draw:style-name="fr13" draw:name="Picture 4" text:anchor-type="as-char" svg:width="6.4957in" svg:height="3.0075in" draw:z-index="19"><draw:image xlink:href="Pictures/100000000000040000000300650D005A.png" xlink:type="simple" xlink:show="embed" xlink:actuate="onLoad"/></draw:frame></text:p>
      <text:p text:style-name="P13"/>
      <text:list xml:id="list36575503" text:continue-numbering="true" text:style-name="WW8Num10">
        <text:list-item>
          <text:p text:style-name="P57"><text:span text:style-name="T8">Select a contact</text:span><text:span text:style-name="T8">. Or you can suggest a new contact by entering the information in the “Organisation Name” field, you can also fill out the optional fields. New contacts you enter here needs to be approved by a user with administrative rights for the calendar suite.</text:span></text:p>
        </text:list-item>
        <text:list-item>
          <text:p text:style-name="P45">Select the “next” link</text:p>
        </text:list-item>
      </text:list>
      <text:p text:style-name="P19"/>
      <text:p text:style-name="P17"><draw:frame draw:style-name="fr14" draw:name="Picture 7" text:anchor-type="as-char" svg:width="6.4957in" svg:height="2.7516in" draw:z-index="20"><draw:image xlink:href="Pictures/100000000000040000000300988A7D8F.png" xlink:type="simple" xlink:show="embed" xlink:actuate="onLoad"/></draw:frame></text:p>
      <text:p text:style-name="P17"/>
      <text:p text:style-name="P17"/>
      <text:list xml:id="list36590688" text:continue-numbering="true" text:style-name="WW8Num10">
        <text:list-item>
          <text:p text:style-name="P49">Select <text:s/>the topical areas for the event</text:p>
        </text:list-item>
      </text:list>
      <text:p text:style-name="P13"/>
      <text:p text:style-name="P15"><text:soft-page-break/><draw:frame draw:style-name="fr15" draw:name="Picture 10" text:anchor-type="as-char" svg:width="6.4957in" svg:height="2.3118in" draw:z-index="23"><draw:image xlink:href="Pictures/1000000000000400000003009AB72480.png" xlink:type="simple" xlink:show="embed" xlink:actuate="onLoad"/></draw:frame></text:p>
      <text:p text:style-name="P8"/>
      <text:list xml:id="list36601629" text:continue-numbering="true" text:style-name="WW8Num10">
        <text:list-item>
          <text:p text:style-name="P57">Alternatively you can enter the event type if none of the topical areas fit the type of event you are submitting</text:p>
        </text:list-item>
      </text:list>
      <text:p text:style-name="P13"/>
      <text:p text:style-name="P15"><draw:frame draw:style-name="fr16" draw:name="Picture 13" text:anchor-type="as-char" svg:width="6.4957in" svg:height="1.6555in" draw:z-index="24"><draw:image xlink:href="Pictures/10000000000004000000030089E2B4B2.png" xlink:type="simple" xlink:show="embed" xlink:actuate="onLoad"/></draw:frame></text:p>
      <text:p text:style-name="P8"/>
      <text:list xml:id="list36599156" text:continue-numbering="true" text:style-name="WW8Num10">
        <text:list-item>
          <text:p text:style-name="P57">Select the “ next” link</text:p>
        </text:list-item>
        <text:list-item>
          <text:p text:style-name="P57">Enter your email address</text:p>
        </text:list-item>
        <text:list-item>
          <text:p text:style-name="P57">Enter additional notes or instructions for the event. For example, you can request that the administrator book a room for the event.</text:p>
        </text:list-item>
        <text:list-item>
          <text:p text:style-name="P57">Select the “Submit for Approval” button to submit the event or select the “cancel” button to cancel the event.</text:p>
        </text:list-item>
      </text:list>
      <text:p text:style-name="P15"><text:soft-page-break/><draw:frame draw:style-name="fr17" draw:name="Picture 16" text:anchor-type="as-char" svg:width="6.4957in" svg:height="2.6799in" draw:z-index="27"><draw:image xlink:href="Pictures/1000000000000400000003002748542B.png" xlink:type="simple" xlink:show="embed" xlink:actuate="onLoad"/></draw:frame></text:p>
      <text:p text:style-name="P13"/>
      <text:p text:style-name="P8">You can view the status of the events you submit for approval.</text:p>
      <text:p text:style-name="P8"/>
      <text:p text:style-name="P16"><text:span text:style-name="T9">To </text:span><text:span text:style-name="T9">view the status of an event</text:span></text:p>
      <text:list xml:id="list36591956" text:style-name="WW8Num4">
        <text:list-item>
          <text:p text:style-name="P50">Select the “My Pending Events” tab</text:p>
        </text:list-item>
      </text:list>
      <text:p text:style-name="P24"/>
      <text:p text:style-name="P25"><draw:frame draw:style-name="fr18" draw:name="Picture 19" text:anchor-type="as-char" svg:width="6.4957in" svg:height="2.6075in" draw:z-index="28"><draw:image xlink:href="Pictures/1000000000000400000003005BEAC879.png" xlink:type="simple" xlink:show="embed" xlink:actuate="onLoad"/></draw:frame></text:p>
      <text:p text:style-name="P25"/>
      <text:p text:style-name="P8">Here you can find information regarding the status of your event. The “Claimed By” column lets you know which administrator is handling your request. You can also select the event title link in the “Title” column to edit or delete the event. An administrator for the calendar suite can claim the event by login to the administrative client.</text:p>
      <text:p text:style-name="P8"/>
      <text:p text:style-name="P8">To administer a submitted event</text:p>
      <text:list xml:id="list36587411" text:style-name="WW8Num12">
        <text:list-item>
          <text:p text:style-name="P51">Login the administrative client</text:p>
        </text:list-item>
        <text:list-item>
          <text:p text:style-name="P51">Select <text:s/>the “Pending Events” tab</text:p>
        </text:list-item>
      </text:list>
      <text:p text:style-name="P18"/>
      <text:p text:style-name="P21"><text:soft-page-break/><draw:frame draw:style-name="fr19" draw:name="Picture 22" text:anchor-type="as-char" svg:width="4.2772in" svg:height="2.3437in" draw:z-index="25"><draw:image xlink:href="Pictures/10000000000004000000030022C9DAF9.png" xlink:type="simple" xlink:show="embed" xlink:actuate="onLoad"/></draw:frame></text:p>
      <text:list xml:id="list36588211" text:continue-numbering="true" text:style-name="WW8Num12">
        <text:list-item>
          <text:p text:style-name="P51">Select the event title link under the “title” column</text:p>
        </text:list-item>
      </text:list>
      <text:p text:style-name="P18"/>
      <text:p text:style-name="P21"><draw:frame draw:style-name="fr20" draw:name="Object 2" text:anchor-type="as-char" svg:width="5.3728in" svg:height="3.1555in" draw:z-index="26"><draw:image xlink:href="Pictures/100002010000031A000001C844E9A97A.png" xlink:type="simple" xlink:show="embed" xlink:actuate="onLoad"/></draw:frame></text:p>
      <text:p text:style-name="P8"/>
      <text:p text:style-name="P8">Under “Event Information” you can see details about the event. If the user who submitted the event has suggested a location for the event; you can create the new location under “Add Location” in the “Main Menu” tab. You can hide the event comments by selecting the “show /hide” link. You can also edit the other fields on the form such as entering a topical area.</text:p>
      <text:p text:style-name="P8"/>
      <text:list xml:id="list36596344" text:style-name="WW8Num6">
        <text:list-item>
          <text:p text:style-name="P56"><text:span text:style-name="T8">To claim the </text:span><text:span text:style-name="T8">event, select the “Claim Event” button.</text:span></text:p>
        </text:list-item>
        <text:list-item>
          <text:p text:style-name="P56"><text:span text:style-name="T8">To </text:span><text:span text:style-name="T8">publish the event, select the “Publish Event” button. When you select this, the event can be viewed by users in the public client. If your system uses the single calendar model (this is the default set up in Bedework 3.5) you are done. <text:s/></text:span></text:p>
        </text:list-item>
        <text:list-item>
          <text:p text:style-name="P52">If your set up includes more than one calendar or your are logged in as a super-user, you will need to select a calendar to publish the event. If you follow the single calendar model, this would typically be the “cals/MainCal”</text:p>
        </text:list-item>
      </text:list>
      <text:p text:style-name="P24"><text:soft-page-break/></text:p>
      <text:p text:style-name="P25"><draw:frame draw:style-name="fr21" draw:name="Picture 28" text:anchor-type="as-char" svg:width="6.4957in" svg:height="1.8874in" draw:z-index="15"><draw:image xlink:href="Pictures/100000000000040000000300F5DD918A.png" xlink:type="simple" xlink:show="embed" xlink:actuate="onLoad"/></draw:frame></text:p>
      <text:p text:style-name="P8"/>
      <text:h text:style-name="Heading_20_3" text:outline-level="3">Getting events out </text:h>
      <text:h text:style-name="Heading_20_4" text:outline-level="4">Calendar suites</text:h>
      <text:p text:style-name="Text_20_body">Each calendar suite in your Bedework implementation can produce a custom web site, and you will need at least one calendar suite to display public events or to produce data feeds. <text:s/>For more information, see the topics already covered in this chapter (section 4.5).</text:p>
      <text:h text:style-name="Heading_20_4" text:outline-level="4">Downloads</text:h>
      <text:p text:style-name="Text_20_body">Events and whole calendars can be downloaded in iCalendar format from Bedework's web interfaces. <text:s text:c="2"/>The downloads are suitable for any desktop calendar client such as MS Outlook and Apple's iCal. <text:s/>They can be imported into other calendar systems as well. <text:s/></text:p>
      <text:p text:style-name="Text_20_body">To download an event, look for the download icon on the event details page or in a list view. <text:s/>To download a calendar, visit the “All Topical Areas” section of a public calendar suite and select the icon to download the calendar. <text:s/>Calendars can be downloaded from today into the future, for past dates, or for a date range.</text:p>
      <text:h text:style-name="Heading_20_4" text:outline-level="4">Subscriptions</text:h>
      <text:p text:style-name="Text_20_body">Subscriptions to Bedework's public events can be pulled for use in Bedework's user client, where there is built in integration for subscribing to public calendars, and from any ical capable calendar client. <text:s/>RSS and javascript feeds are also available (see “Data feeds” below). </text:p>
      <text:h text:style-name="Heading_20_4" text:outline-level="4">Data feeds - ical, raw xml, rss, json, js, etc.</text:h>
      <text:p text:style-name="Text_20_body">Data feeds can be produced from any Bedework view, but Bedework has a special action for generating a discreet list of events most useful to data feeds: the listEvents action. <text:s/>If you want to produce feeds from other Bedework actions, see the stylesheet examples in Bedework's theme directories. <text:s/></text:p>
      <text:p text:style-name="Text_20_body">Data feeds rely on XSL stylesheets to transform Bedework XML into a proper output format, <text:soft-page-break/>except for the case of iCalendar feeds which are converted by the system directly.</text:p>
      <text:p text:style-name="P3">Be aware: <text:span text:style-name="T1">data feeds can potentially request large amounts of data which can be further compounded by a high request rate. <text:s/>The core Bedework system should be protected by a front end caching system. <text:s/>Several systems have been recently developed for use with Bedework. <text:s/>Please visit the Bedework webite, wiki, and mailing lists for information about caching if you anticipate using the feed API directly against your system.</text:span></text:p>
      <text:h text:style-name="Heading_20_5" text:outline-level="5"><text:bookmark text:name="Action:listEvents"/>Action: listEvents</text:h>
      <text:p text:style-name="Text_20_body">"listEvents.do" generates a listing of discrete events optionally filtered by categories or creator in a range of time. This listing is useful for RSS, <text:s/>javascript, and ical feeds and for producing the traditional event list such as a printed Academic Calendar or agenda. </text:p>
      <text:p text:style-name="Text_20_body">It is the view established in the "List" tab of the public and personal clients. </text:p>
      <text:p text:style-name="Text_20_body">The request returns XML output which can be transformed into RSS, Javascript, HTML, etc. using Bedework's XSLT filter. <text:s text:c="2"/>The quickstart comes with a number of XSL templates that handle conversion to various outputs. <text:s/>For example, rss-list.xsl and json-list-src.xsl are default transforms for RSS and JSON feeds. <text:s/>Look for these files in the application root for the public client (&lt;quickstart&gt;/bedework/deployment/webpublic/webapp/resources/). <text:s/>Further instructions can be found at the top of the files.</text:p>
      <text:p text:style-name="Text_20_body">The listEvents action can be used in two ways: </text:p>
      <text:list xml:id="list36578130" text:style-name="L3">
        <text:list-item>
          <text:p text:style-name="P39">Default: return a list of events from today through a specified number of days (e.g. RSS or agenda view); if no duration is supplied, return the next seven days. </text:p>
        </text:list-item>
        <text:list-item>
          <text:p text:style-name="P31">Return a list of events within a specified date range; if no start date is supplied, begin today. The maximum number of days returned is limited to 31. Requesting a range larger than this limit will return an error. </text:p>
        </text:list-item>
      </text:list>
      <text:p text:style-name="Text_20_body">The action’s simplest form looks like: <text:line-break/><text:a xlink:type="simple" xlink:href="http://localhost:8080/cal/listEvents.do">http://localhost:8080/cal/listEvents.do</text:a> <text:line-break/>and returns the discrete events for the next seven days. </text:p>
      <text:h text:style-name="Heading_20_5" text:outline-level="5"><text:bookmark text:name="Parameters:"/>Parameters:</text:h>
      <text:p text:style-name="Text_20_body">Time parameters: </text:p>
      <text:list xml:id="list36582312" text:style-name="L4">
        <text:list-item>
          <text:p text:style-name="P32">days=n (number of days to display forward from "today"; default is seven days.) </text:p>
        </text:list-item>
      </text:list>
      <text:p text:style-name="Quotations">or </text:p>
      <text:list xml:id="list36580625" text:style-name="L5">
        <text:list-item>
          <text:p text:style-name="P40">start=yyyy-mm-dd (start date) </text:p>
        </text:list-item>
        <text:list-item>
          <text:p text:style-name="P33">end=yyyy-mm-dd (end date - exclusive. <text:span text:style-name="T6">Optional</text:span> - if unspecified, the default duration <text:soft-page-break/>of seven days from the start date will be displayed.) </text:p>
        </text:list-item>
      </text:list>
      <text:p text:style-name="Text_20_body">Filters: </text:p>
      <text:list xml:id="list36569301" text:style-name="L6">
        <text:list-item>
          <text:p text:style-name="P41">catuid=<text:span text:style-name="T6">categoryid</text:span> (filter by a category) </text:p>
        </text:list-item>
        <text:list-item>
          <text:p text:style-name="P41">catuid=<text:span text:style-name="T6">categoryid</text:span>&amp;catuid=<text:span text:style-name="T6">othercategoryid</text:span> (filter by more than one category) </text:p>
        </text:list-item>
        <text:list-item>
          <text:p text:style-name="P41">cat=<text:span text:style-name="T6">catname</text:span> (filter by a category name (less exact)) </text:p>
        </text:list-item>
        <text:list-item>
          <text:p text:style-name="P41">cat=<text:span text:style-name="T6">catname</text:span>&amp;cat=<text:span text:style-name="T6">othercatname</text:span> (filter by more than one category name) </text:p>
        </text:list-item>
        <text:list-item>
          <text:p text:style-name="P34">creator=<text:span text:style-name="T6">creatorid</text:span> (filter by creator, e.g. <text:span text:style-name="T6">agrp_Somegroup</text:span>) </text:p>
        </text:list-item>
      </text:list>
      <text:p text:style-name="Text_20_body">Format:</text:p>
      <text:list xml:id="list36587521" text:style-name="L7">
        <text:list-item>
          <text:p text:style-name="P35">format=text/calendar (forces the output into iCalendar format)</text:p>
        </text:list-item>
      </text:list>
      <text:p text:style-name="Text_20_body">If no time parameter is included, the list will display "today" plus seven days. Time and filter parameters can be combined. An arbitrary number of category filters may be added to the query string. </text:p>
      <text:h text:style-name="Heading_20_5" text:outline-level="5"><text:bookmark text:name="Examples:"/>Examples:</text:h>
      <text:p text:style-name="Text_20_body"><text:span text:style-name="Strong_20_Emphasis">/listEvents.do?days=4</text:span> <text:line-break/>returns the next four days' events </text:p>
      <text:p text:style-name="Text_20_body"><text:span text:style-name="Strong_20_Emphasis">/listEvents.do?start=2007-01-01</text:span><text:line-break/>returns all events from Jan 1, 2007 forward (seven days) </text:p>
      <text:p text:style-name="Text_20_body"><text:span text:style-name="Strong_20_Emphasis">/listEvents.do?start=2007-09-01&amp;end=2007-10-01</text:span><text:line-break/>returns discreet events from Sept 1, 2007 through Sept 31, 2007 (end date is exclusive) </text:p>
      <text:p text:style-name="Text_20_body"><text:span text:style-name="Strong_20_Emphasis">/listEvents.do?catuid=ff808181-1fd7389e-011f-d7389eff-00000004</text:span><text:line-break/>returns the next seven days worth of events filtered by the category "Exhibits" (as found in the quickstart). Note: this is the preferred method of selecting by exact category. </text:p>
      <text:p text:style-name="Text_20_body"><text:span text:style-name="Strong_20_Emphasis">/listEvents.do?cat=Ballroom%20Dance</text:span><text:line-break/>returns the next seven days worth of events filtered by the category "Ballroom Dance" </text:p>
      <text:p text:style-name="Text_20_body"><text:span text:style-name="Strong_20_Emphasis">/listEvents.do?creator=agrp_SomeGroupId</text:span><text:line-break/>returns the next seven days worth of events created by the group "agrp_SomeGroupId", where the group id is the "event owner" for the group. </text:p>
      <text:p text:style-name="Text_20_body"><text:span text:style-name="Strong_20_Emphasis">/listEvents.do?days=3&amp;catuid=ff808181-1fd7389e-011f-d7389eff-00000004</text:span><text:line-break/>returns the next three days worth of events filtered by the category "Exhibits" (as found in the quickstart). </text:p>
      <text:p text:style-name="P3">http://localhost:8080/cal/main/listEvents.do?start=2009-06-07&amp;format=text/calendar<text:line-break/><text:soft-page-break/><text:span text:style-name="T1">returns events in icalendar format for seven days starting June 7, 2009</text:span></text:p>
      <text:h text:style-name="Heading_20_5" text:outline-level="5"><text:bookmark text:name="Output:"/>Output:</text:h>
      <text:p text:style-name="Text_20_body">Events are represented as follows: </text:p>
      <text:p text:style-name="Preformatted_20_Text">:</text:p>
      <text:p text:style-name="Preformatted_20_Text">:</text:p>
      <text:p text:style-name="Preformatted_20_Text">&lt;page&gt;eventList&lt;/page&gt;</text:p>
      <text:p text:style-name="Preformatted_20_Text"/>
      <text:p text:style-name="Preformatted_20_Text">&lt;events&gt;</text:p>
      <text:p text:style-name="Preformatted_20_Text"><text:s text:c="2"/>&lt;event&gt;</text:p>
      <text:p text:style-name="Preformatted_20_Text"><text:s text:c="2"/>:</text:p>
      <text:p text:style-name="Preformatted_20_Text"><text:s text:c="2"/>:</text:p>
      <text:p text:style-name="Preformatted_20_Text"><text:s text:c="2"/>&lt;/event&gt;</text:p>
      <text:p text:style-name="Preformatted_20_Text">&lt;/events&gt;</text:p>
      <text:p text:style-name="Preformatted_20_Text">:</text:p>
      <text:p text:style-name="P2">:</text:p>
      <text:p text:style-name="Text_20_body">To output the data in RSS, append the query string with “&amp;skinName=rss-list”, e.g.</text:p>
      <text:p text:style-name="Text_20_body"><text:span text:style-name="Strong_20_Emphasis">/listEvents.do?days=4&amp;skinName=rss-list</text:span></text:p>
      <text:p text:style-name="Text_20_body"><text:span text:style-name="Strong_20_Emphasis"><text:span text:style-name="T1">To output the data in json, append the query string with “&amp;skinName=json-list-src”, e.g. </text:span></text:span></text:p>
      <text:p text:style-name="Text_20_body"><text:span text:style-name="Strong_20_Emphasis">/listEvents.do?days=4&amp;skinName=json-list-src</text:span></text:p>
      <text:p text:style-name="Standard"><text:span text:style-name="Strong_20_Emphasis"><text:span text:style-name="T1">Starting with the rss-list.xsl or json-list-src.xsl files it is easy to build your own output types and data feeds. <text:s/>For more information on these topics, see the chapter 6 “Bedework Theming” and the Bedework wiki: “Using json Feeds in Static Web Pages”.</text:span></text:span></text:p>
      <text:p text:style-name="Drawing"><text:span text:style-name="Strong_20_Emphasis"><text:span text:style-name="T1">http://www.bedework.org/trac/bedework/wiki/BedeworkManual/v3.5/DesignGuide/jsonFeeds</text:span></text:span></text:p>
      <text:h text:style-name="Heading_20_2" text:outline-level="2">Adding custom properties (X-Properties) </text:h>
      <text:p text:style-name="Text_20_body">X-Properties are a means of extending ical to define custom fields. The are very useful for <text:s/>site-specific data and for extending Bedework for site specific functionality, but be aware that while other calendar clients will preserve them, they will not display them. <text:s/>For example, if a user downloads an event into outlook, your locally defined x-properties will not be seen.</text:p>
      <text:p text:style-name="Text_20_body">All Bedework X-Properties take the following form:</text:p>
      <text:p text:style-name="Preformatted_20_Text"><text:line-break/><text:soft-page-break/>X-BEDEWORK-<text:span text:style-name="T6">PROPERTYNAME;param1;param2;param3</text:span>:value<text:line-break/></text:p>
      <text:p text:style-name="Text_20_body">Bedework X-Property names are declared at the top of bedeworkXProperties.js. If you would like an X-Property to be considered for inclusion in Bedework, we suggest beginning the name with "X-BEDEWORK-". </text:p>
      <text:p text:style-name="Text_20_body">Local properties can be named appropriately, e.g. X-MYUNIVERSITY-PROPNAME. </text:p>
      <text:h text:style-name="Heading_20_3" text:outline-level="3"><text:bookmark text:name="BedeworkXProperties"/>Bedework X-Properties</text:h>
      <text:p text:style-name="Text_20_body">The following table lists two of the x-properties used by Bedework. <text:s/>For more information about Bedework's x-properties, see the Bedework wiki.</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span text:style-name="Strong_20_Emphasis">X-Property Name</text:span> </text:p>
          </table:table-cell>
          <table:table-cell table:style-name="Table1.A1" office:value-type="string">
            <text:p text:style-name="Table_20_Contents"><text:span text:style-name="Strong_20_Emphasis">Property Value</text:span> </text:p>
          </table:table-cell>
          <table:table-cell table:style-name="Table1.A1" office:value-type="string">
            <text:p text:style-name="Table_20_Contents"><text:span text:style-name="Strong_20_Emphasis">Parameters</text:span> </text:p>
          </table:table-cell>
          <table:table-cell table:style-name="Table1.A1" office:value-type="string">
            <text:p text:style-name="Table_20_Contents"><text:span text:style-name="Strong_20_Emphasis">Description </text:span></text:p>
          </table:table-cell>
        </table:table-row>
        <table:table-row>
          <table:table-cell table:style-name="Table1.A1" office:value-type="string">
            <text:p text:style-name="Table_20_Contents">X-BEDEWORK-SUBMITTEDBY </text:p>
          </table:table-cell>
          <table:table-cell table:style-name="Table1.A1" office:value-type="string">
            <text:p text:style-name="Table_20_Contents">Identity of event submitter </text:p>
          </table:table-cell>
          <table:table-cell table:style-name="Table1.A1" office:value-type="string">
            <text:p text:style-name="Table_20_Contents">none </text:p>
          </table:table-cell>
          <table:table-cell table:style-name="Table1.A1" office:value-type="string">
            <text:p text:style-name="Table_20_Contents">Assembles the userId of the event submitter, the group name, and the group userId </text:p>
          </table:table-cell>
        </table:table-row>
        <table:table-row>
          <table:table-cell table:style-name="Table1.A1" office:value-type="string">
            <text:p text:style-name="Table_20_Contents">X-BEDEWORK-IMAGE </text:p>
          </table:table-cell>
          <table:table-cell table:style-name="Table1.A1" office:value-type="string">
            <text:p text:style-name="Table_20_Contents">URL of image resource </text:p>
          </table:table-cell>
          <table:table-cell table:style-name="Table1.A1" office:value-type="string">
            <text:p text:style-name="Table_20_Contents">X-BEDEWORK-PARAM-WIDTH<text:line-break/>X-BEDEWORK-PARAM-HEIGHT<text:line-break/>X-BEDEWORK-PARAM-DESCRIPTION </text:p>
          </table:table-cell>
          <table:table-cell table:style-name="Table1.A1" office:value-type="string">
            <text:p text:style-name="Table_20_Contents">URL of image to be included with event description in web views </text:p>
          </table:table-cell>
        </table:table-row>
      </table:table>
      <text:h text:style-name="Heading_20_3" text:outline-level="3"><text:bookmark text:name="AddingCustomXProperties"/>Adding Custom X-Properties</text:h>
      <text:p text:style-name="Text_20_body">Add custom X-Property handling to the setBedeworkXProperties() function of <text:a xlink:type="simple" xlink:href="http://www.bedework.org/trac/bedework/browser/releases/bedework-3.4.1.1/deployment/webadmin/webapp/resources/resources/bedeworkEventForm.js">bedeworkEventForm.js</text:a>. This function takes the event form object as a parameter; you can convert a custom form field to an x-property using the update() method of the x-property javascript object (declared in <text:a xlink:type="simple" xlink:href="http://www.bedework.org/trac/bedework/browser/releases/bedework-3.4.1.1/deployment/webadmin/webapp/resources/resources/bedeworkXProperties.js">bedeworkXProperties.js</text:a> in admin, submission, and user clients): </text:p>
      <text:p text:style-name="Preformatted_20_Text"><text:span text:style-name="Strong_20_Emphasis"><text:span text:style-name="T1">bwXProps.update(name,params,value,isUnique);</text:span></text:span><text:span text:style-name="T1"> </text:span></text:p>
      <text:p text:style-name="Text_20_body">The update method takes the following parameters: </text:p>
      <text:list xml:id="list36594633" text:style-name="L8">
        <text:list-item>
          <text:p text:style-name="P42">name - name of the x-property, e.g. X-MYUNIVERSITY-GPSCOORDS </text:p>
        </text:list-item>
        <text:list-item>
          <text:p text:style-name="P42">params - series of key value pairs expressed in a 2-D array </text:p>
        </text:list-item>
        <text:list-item>
          <text:p text:style-name="P42">value - value of the x-property </text:p>
        </text:list-item>
        <text:list-item>
          <text:p text:style-name="P36">isUnique - true or false; if true, Bedework will only allow one x-property with this name. </text:p>
        </text:list-item>
      </text:list>
      <text:p text:style-name="Text_20_body"><text:soft-page-break/>Example: </text:p>
      <text:p text:style-name="Preformatted_20_Text">function setBedeworkXProperties(formObj,submitter) {</text:p>
      <text:p text:style-name="Preformatted_20_Text"><text:s text:c="2"/>// set up specific Bedework X-Properties on event form submission</text:p>
      <text:p text:style-name="Preformatted_20_Text"><text:s text:c="2"/>// Depends on bedeworkXProperties.js</text:p>
      <text:p text:style-name="Preformatted_20_Text"><text:s text:c="2"/>// Set application local x-properties here.</text:p>
      <text:p text:style-name="Preformatted_20_Text"><text:s text:c="8"/></text:p>
      <text:p text:style-name="Preformatted_20_Text"><text:s text:c="2"/>// X-BEDEWORK-IMAGE and its parameters:</text:p>
      <text:p text:style-name="Preformatted_20_Text"><text:s text:c="2"/>if (formObj["xBwImageHolder"] &amp;&amp; formObj["xBwImageHolder"].value != '') {</text:p>
      <text:p text:style-name="Preformatted_20_Text"><text:s text:c="4"/>bwXProps.update(bwXPropertyImage,</text:p>
      <text:p text:style-name="Preformatted_20_Text"><text:s text:c="18"/>[[bwXParamDescription,'An Orca!'],</text:p>
      <text:p text:style-name="Preformatted_20_Text"><text:s text:c="19"/>[bwXParamWidth,'400'],</text:p>
      <text:p text:style-name="Preformatted_20_Text"><text:s text:c="19"/>[bwXParamHeight,'300']],</text:p>
      <text:p text:style-name="Preformatted_20_Text"><text:s text:c="19"/>formObj["xBwImageHolder"].value,true);</text:p>
      <text:p text:style-name="Preformatted_20_Text"><text:s text:c="2"/>}</text:p>
      <text:p text:style-name="Preformatted_20_Text"><text:s text:c="2"/>// X-BEDEWORK-SUBMITTEDBY</text:p>
      <text:p text:style-name="Preformatted_20_Text"><text:s text:c="2"/>bwXProps.update(bwXPropertySubmittedBy,[],submitter,true);</text:p>
      <text:p text:style-name="Preformatted_20_Text"><text:s text:c="8"/></text:p>
      <text:p text:style-name="Preformatted_20_Text"><text:s text:c="2"/>// commit all xproperties back to the form</text:p>
      <text:p text:style-name="Preformatted_20_Text"><text:s text:c="2"/>bwXProps.generate(formObj);</text:p>
      <text:p text:style-name="P2">}</text:p>
      <text:p text:style-name="Text_20_body"><text:span text:style-name="T6">Note: in this example, the image parameters are hard coded. The value of formObj["xBwImageHolder"] will be a url reference to an image.</text:span> </text:p>
      <text:h text:style-name="Heading_20_3" text:outline-level="3"><text:bookmark text:name="XPropertyOutput"/>X-Property Output</text:h>
      <text:p text:style-name="Text_20_body">X-Properties are output within the event XML like so: </text:p>
      <text:p text:style-name="Preformatted_20_Text">&lt;event&gt;</text:p>
      <text:p text:style-name="Preformatted_20_Text">:</text:p>
      <text:p text:style-name="Preformatted_20_Text">:</text:p>
      <text:p text:style-name="Preformatted_20_Text"><text:s text:c="2"/>&lt;xproperties&gt;</text:p>
      <text:p text:style-name="Preformatted_20_Text"/>
      <text:p text:style-name="Preformatted_20_Text"><text:s text:c="5"/>&lt;X-BEDEWORK-SUBMITTEDBY&gt;</text:p>
      <text:p text:style-name="Preformatted_20_Text"><text:s text:c="8"/>&lt;values&gt;</text:p>
      <text:p text:style-name="Preformatted_20_Text"><text:s text:c="11"/>&lt;text&gt;caladmin for Communications (agrp_admGrp2)&lt;/text&gt;</text:p>
      <text:p text:style-name="Preformatted_20_Text"><text:s text:c="8"/>&lt;/values&gt;</text:p>
      <text:p text:style-name="Preformatted_20_Text"><text:soft-page-break/><text:s text:c="5"/>&lt;/X-BEDEWORK-SUBMITTEDBY&gt;</text:p>
      <text:p text:style-name="Preformatted_20_Text"/>
      <text:p text:style-name="Preformatted_20_Text"><text:s text:c="5"/>&lt;X-BEDEWORK-IMAGE&gt;</text:p>
      <text:p text:style-name="Preformatted_20_Text"><text:s text:c="8"/>&lt;parameters&gt;</text:p>
      <text:p text:style-name="Preformatted_20_Text"><text:s text:c="10"/>&lt;X-BEDEWORK-PARAM-DESCRIPTION&gt;An Orca!&lt;/X-BEDEWORK-PARAM-DESCRIPTION&gt;</text:p>
      <text:p text:style-name="Preformatted_20_Text"><text:s text:c="10"/>&lt;X-BEDEWORK-PARAM-WIDTH&gt;400&lt;/X-BEDEWORK-PARAM-WIDTH&gt;</text:p>
      <text:p text:style-name="Preformatted_20_Text"><text:s text:c="10"/>&lt;X-BEDEWORK-PARAM-HEIGHT&gt;300&lt;/X-BEDEWORK-PARAM-HEIGHT&gt;</text:p>
      <text:p text:style-name="Preformatted_20_Text"><text:s text:c="8"/>&lt;/parameters&gt;</text:p>
      <text:p text:style-name="Preformatted_20_Text"><text:s text:c="8"/>&lt;values&gt;</text:p>
      <text:p text:style-name="Preformatted_20_Text"><text:s text:c="10"/>&lt;text&gt;http://photography.naturestocklibrary.com/orca-stock-photo.jpg&lt;/text&gt;</text:p>
      <text:p text:style-name="Preformatted_20_Text"><text:s text:c="8"/>&lt;/values&gt;</text:p>
      <text:p text:style-name="Preformatted_20_Text"><text:s text:c="5"/>&lt;/X-BEDEWORK-IMAGE&gt;</text:p>
      <text:p text:style-name="Preformatted_20_Text"><text:s text:c="5"/></text:p>
      <text:p text:style-name="Preformatted_20_Text"><text:s text:c="2"/>&lt;/xproperties&gt;</text:p>
      <text:p text:style-name="Preformatted_20_Text">:</text:p>
      <text:p text:style-name="Preformatted_20_Text">:</text:p>
      <text:p text:style-name="P2">&lt;/event&gt; <text:s text:c="3"/></text:p>
      <text:p text:style-name="Text_20_body"><text:span text:style-name="T6">note: if no parameters are present, they will not be output</text:spa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75%" style:text-underline-style="none"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Drawing" style:family="paragraph" style:parent-style-name="Caption" style:class="extra"/>
    <style:style style:name="List_20_Paragraph" style:display-name="List Paragraph" style:family="paragraph" style:parent-style-name="Standard">
      <style:paragraph-properties fo:margin-left="0.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10-07T16:48:31.66">Oct 7, 2009</text:date> <text:tab/><text:tab/>p.<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20:22.42</meta:creation-date>
    <dc:language>en-US</dc:language>
    <meta:editing-cycles>70</meta:editing-cycles>
    <meta:editing-duration>PT62H44M59S</meta:editing-duration>
    <dc:title>BedeworkTemplate</dc:title>
    <meta:initial-creator>Arlen Johnson</meta:initial-creator>
    <dc:date>2009-10-07T16:48:31.52</dc:date>
    <dc:creator>Arlen Johnson</dc:creator>
    <meta:document-statistic meta:table-count="1" meta:image-count="32" meta:object-count="0" meta:page-count="29" meta:paragraph-count="328" meta:word-count="6044" meta:character-count="37710"/>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20:23"/>
  </office:meta>
</office:document-meta>
</file>